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3" svg:font-family="'Nachlieli CLM'"/>
    <style:font-face style:name="Nachlieli CLM" svg:font-family="'Nachlieli CLM'" style:font-adornments="Regular"/>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2"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text-properties officeooo:paragraph-rsid="077053f3"/>
    </style:style>
    <style:style style:name="P4" style:family="paragraph" style:parent-style-name="Standard">
      <style:text-properties style:font-name="Monospace" fo:language="en" fo:country="US" officeooo:rsid="077d6b43" officeooo:paragraph-rsid="077d6b43" style:font-size-asian="10.5pt" style:font-name-complex="David CLM1" style:font-weight-complex="normal"/>
    </style:style>
    <style:style style:name="P5" style:family="paragraph" style:parent-style-name="Standard">
      <style:text-properties style:font-name="Monospace" fo:language="en" fo:country="US" officeooo:rsid="08209995" officeooo:paragraph-rsid="07a6a8e1" style:font-size-asian="10.5pt" style:font-name-complex="David CLM1" style:font-weight-complex="normal"/>
    </style:style>
    <style:style style:name="P6" style:family="paragraph" style:parent-style-name="Standard">
      <style:text-properties officeooo:paragraph-rsid="079c140b"/>
    </style:style>
    <style:style style:name="P7" style:family="paragraph" style:parent-style-name="Standard">
      <style:paragraph-properties fo:text-align="start" style:justify-single-word="false" style:writing-mode="lr-tb"/>
      <style:text-properties officeooo:paragraph-rsid="07cb00f8"/>
    </style:style>
    <style:style style:name="P8" style:family="paragraph" style:parent-style-name="Standard">
      <style:paragraph-properties fo:text-align="start" style:justify-single-word="false" style:writing-mode="lr-tb"/>
      <style:text-properties officeooo:paragraph-rsid="07d2b1c4"/>
    </style:style>
    <style:style style:name="P9" style:family="paragraph" style:parent-style-name="Standard">
      <style:paragraph-properties fo:text-align="start" style:justify-single-word="false" style:writing-mode="lr-tb"/>
      <style:text-properties officeooo:paragraph-rsid="07d9f503"/>
    </style:style>
    <style:style style:name="P10" style:family="paragraph" style:parent-style-name="Standard">
      <style:paragraph-properties fo:text-align="start" style:justify-single-word="false" style:writing-mode="lr-tb"/>
      <style:text-properties officeooo:paragraph-rsid="07e6f940"/>
    </style:style>
    <style:style style:name="P11" style:family="paragraph" style:parent-style-name="Standard">
      <style:paragraph-properties fo:text-align="start" style:justify-single-word="false" style:writing-mode="lr-tb"/>
      <style:text-properties officeooo:paragraph-rsid="07f0b236"/>
    </style:style>
    <style:style style:name="P12" style:family="paragraph" style:parent-style-name="Standard">
      <style:paragraph-properties fo:text-align="start" style:justify-single-word="false" style:writing-mode="lr-tb"/>
      <style:text-properties officeooo:paragraph-rsid="07f62881"/>
    </style:style>
    <style:style style:name="P13" style:family="paragraph" style:parent-style-name="Standard">
      <style:paragraph-properties fo:text-align="start" style:justify-single-word="false" style:writing-mode="lr-tb"/>
      <style:text-properties officeooo:paragraph-rsid="0817c6b3"/>
    </style:style>
    <style:style style:name="P14" style:family="paragraph" style:parent-style-name="Standard">
      <style:paragraph-properties fo:text-align="start" style:justify-single-word="false" style:writing-mode="lr-tb"/>
      <style:text-properties officeooo:paragraph-rsid="081cb83a"/>
    </style:style>
    <style:style style:name="P15" style:family="paragraph" style:parent-style-name="Standard">
      <style:paragraph-properties fo:text-align="start" style:justify-single-word="false" style:writing-mode="lr-tb"/>
      <style:text-properties officeooo:paragraph-rsid="081d7090"/>
    </style:style>
    <style:style style:name="P16" style:family="paragraph" style:parent-style-name="Standard">
      <style:paragraph-properties fo:text-align="start" style:justify-single-word="false" style:writing-mode="lr-tb"/>
      <style:text-properties officeooo:rsid="07cf5727" officeooo:paragraph-rsid="07cf5727"/>
    </style:style>
    <style:style style:name="P17" style:family="paragraph" style:parent-style-name="Standard">
      <style:paragraph-properties fo:text-align="start" style:justify-single-word="false" style:writing-mode="lr-tb"/>
      <style:text-properties officeooo:rsid="0809534f" officeooo:paragraph-rsid="0817c6b3"/>
    </style:style>
    <style:style style:name="P18" style:family="paragraph" style:parent-style-name="Standard">
      <style:paragraph-properties fo:text-align="center" style:justify-single-word="false" style:writing-mode="lr-tb"/>
      <style:text-properties officeooo:paragraph-rsid="081312df"/>
    </style:style>
    <style:style style:name="P19" style:family="paragraph" style:parent-style-name="Standard">
      <style:paragraph-properties fo:text-align="end" style:justify-single-word="false" style:writing-mode="rl-tb"/>
      <style:text-properties officeooo:paragraph-rsid="07b19696"/>
    </style:style>
    <style:style style:name="P20" style:family="paragraph" style:parent-style-name="Standard">
      <style:paragraph-properties fo:text-align="end" style:justify-single-word="false" style:writing-mode="rl-tb"/>
      <style:text-properties officeooo:paragraph-rsid="07cb00f8"/>
    </style:style>
    <style:style style:name="P21" style:family="paragraph" style:parent-style-name="Standard">
      <style:paragraph-properties fo:text-align="end" style:justify-single-word="false" style:writing-mode="rl-tb"/>
      <style:text-properties officeooo:paragraph-rsid="07cce40e"/>
    </style:style>
    <style:style style:name="P22" style:family="paragraph" style:parent-style-name="Standard">
      <style:paragraph-properties fo:text-align="end" style:justify-single-word="false" style:writing-mode="rl-tb"/>
      <style:text-properties officeooo:paragraph-rsid="07ec4015"/>
    </style:style>
    <style:style style:name="P23" style:family="paragraph" style:parent-style-name="Standard">
      <style:paragraph-properties fo:text-align="end" style:justify-single-word="false" style:writing-mode="rl-tb"/>
      <style:text-properties officeooo:paragraph-rsid="07f06d15"/>
    </style:style>
    <style:style style:name="P24" style:family="paragraph" style:parent-style-name="Standard">
      <style:paragraph-properties fo:text-align="end" style:justify-single-word="false" style:writing-mode="rl-tb"/>
      <style:text-properties officeooo:paragraph-rsid="07f0b236"/>
    </style:style>
    <style:style style:name="P25" style:family="paragraph" style:parent-style-name="Standard">
      <style:paragraph-properties fo:text-align="end" style:justify-single-word="false" style:writing-mode="rl-tb"/>
      <style:text-properties officeooo:paragraph-rsid="07d9c338"/>
    </style:style>
    <style:style style:name="P26" style:family="paragraph" style:parent-style-name="Standard">
      <style:paragraph-properties fo:text-align="end" style:justify-single-word="false" style:writing-mode="rl-tb"/>
      <style:text-properties officeooo:paragraph-rsid="07f51d4c"/>
    </style:style>
    <style:style style:name="P27" style:family="paragraph" style:parent-style-name="Standard">
      <style:paragraph-properties fo:text-align="end" style:justify-single-word="false" style:writing-mode="rl-tb"/>
      <style:text-properties officeooo:paragraph-rsid="0815f1b7"/>
    </style:style>
    <style:style style:name="P28" style:family="paragraph" style:parent-style-name="Standard">
      <style:paragraph-properties fo:text-align="end" style:justify-single-word="false" style:writing-mode="rl-tb"/>
      <style:text-properties officeooo:paragraph-rsid="081b23dd"/>
    </style:style>
    <style:style style:name="P29" style:family="paragraph" style:parent-style-name="Standard">
      <style:paragraph-properties fo:text-align="end" style:justify-single-word="false" style:writing-mode="rl-tb"/>
      <style:text-properties officeooo:paragraph-rsid="081e2efe"/>
    </style:style>
    <style:style style:name="P30" style:family="paragraph" style:parent-style-name="Standard">
      <style:paragraph-properties fo:text-align="end" style:justify-single-word="false" style:writing-mode="rl-tb"/>
      <style:text-properties officeooo:paragraph-rsid="08195160"/>
    </style:style>
    <style:style style:name="P31" style:family="paragraph" style:parent-style-name="Standard">
      <style:paragraph-properties fo:text-align="end" style:justify-single-word="false" style:writing-mode="rl-tb"/>
      <style:text-properties officeooo:paragraph-rsid="08241491"/>
    </style:style>
    <style:style style:name="P32" style:family="paragraph" style:parent-style-name="Standard">
      <style:paragraph-properties fo:text-align="end" style:justify-single-word="false" style:writing-mode="rl-tb"/>
      <style:text-properties style:font-name="Monospace" fo:language="en" fo:country="US" officeooo:rsid="07a1ef0b" officeooo:paragraph-rsid="07a1ef0b" style:font-size-asian="10.5pt" style:font-name-complex="David CLM1" style:font-weight-complex="normal"/>
    </style:style>
    <style:style style:name="P33" style:family="paragraph" style:parent-style-name="Standard">
      <style:paragraph-properties fo:text-align="end" style:justify-single-word="false" style:writing-mode="rl-tb"/>
      <style:text-properties style:font-name="Monospace" fo:language="en" fo:country="US" officeooo:rsid="08209995" officeooo:paragraph-rsid="07a6a8e1" style:font-size-asian="10.5pt" style:font-name-complex="David CLM1" style:font-weight-complex="normal"/>
    </style:style>
    <style:style style:name="P34" style:family="paragraph" style:parent-style-name="Standard">
      <style:paragraph-properties fo:text-align="end" style:justify-single-word="false" style:writing-mode="rl-tb"/>
      <style:text-properties officeooo:rsid="07ab4c5f" officeooo:paragraph-rsid="07cc5fbd"/>
    </style:style>
    <style:style style:name="P35" style:family="paragraph" style:parent-style-name="Standard">
      <style:paragraph-properties fo:text-align="end" style:justify-single-word="false" style:writing-mode="rl-tb"/>
      <style:text-properties officeooo:rsid="07cf5727" officeooo:paragraph-rsid="07cf5727"/>
    </style:style>
    <style:style style:name="P36" style:family="paragraph" style:parent-style-name="Standard">
      <style:paragraph-properties fo:text-align="end" style:justify-single-word="false" style:writing-mode="rl-tb"/>
      <style:text-properties style:text-position="0% 100%" style:font-name="Monospace" fo:language="en" fo:country="US" officeooo:rsid="07e4de26" officeooo:paragraph-rsid="07f80535" style:font-size-asian="10.5pt" style:font-name-complex="David CLM1" style:font-weight-complex="normal"/>
    </style:style>
    <style:style style:name="P37" style:family="paragraph" style:parent-style-name="Standard">
      <style:paragraph-properties fo:text-align="end" style:justify-single-word="false" style:writing-mode="rl-tb"/>
      <style:text-properties officeooo:rsid="07f291cd" officeooo:paragraph-rsid="07f291cd"/>
    </style:style>
    <style:style style:name="P38" style:family="paragraph" style:parent-style-name="Heading_20_2">
      <style:text-properties officeooo:rsid="07703ef7" officeooo:paragraph-rsid="07703ef7"/>
    </style:style>
    <style:style style:name="P39" style:family="paragraph" style:parent-style-name="Heading_20_2">
      <style:text-properties officeooo:paragraph-rsid="07a6a8e1"/>
    </style:style>
    <style:style style:name="P40"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officeooo:rsid="06e928d1" officeooo:paragraph-rsid="06e928d1" style:font-name-complex="David CLM"/>
    </style:style>
    <style:style style:name="P41" style:family="paragraph" style:parent-style-name="Standard" style:list-style-name="L1"/>
    <style:style style:name="P42" style:family="paragraph" style:parent-style-name="Standard" style:list-style-name="L2">
      <style:text-properties officeooo:paragraph-rsid="077962c1"/>
    </style:style>
    <style:style style:name="P43" style:family="paragraph" style:parent-style-name="Standard" style:list-style-name="L2">
      <style:text-properties officeooo:paragraph-rsid="07813947"/>
    </style:style>
    <style:style style:name="P44" style:family="paragraph" style:parent-style-name="Standard" style:list-style-name="L2">
      <style:text-properties style:font-name="Monospace" fo:language="en" fo:country="US" officeooo:rsid="077c7b90" officeooo:paragraph-rsid="07857637" style:font-size-asian="10.5pt" style:font-name-complex="David CLM1" style:font-weight-complex="normal"/>
    </style:style>
    <style:style style:name="P45" style:family="paragraph" style:parent-style-name="Standard" style:list-style-name="L3">
      <style:text-properties officeooo:paragraph-rsid="077d6b43"/>
    </style:style>
    <style:style style:name="P46" style:family="paragraph" style:parent-style-name="Standard">
      <style:text-properties officeooo:paragraph-rsid="082c993e"/>
    </style:style>
    <style:style style:name="P47" style:family="paragraph" style:parent-style-name="Standard">
      <style:text-properties officeooo:paragraph-rsid="082dea76"/>
    </style:style>
    <style:style style:name="P48" style:family="paragraph" style:parent-style-name="Standard" style:list-style-name="L4">
      <style:paragraph-properties fo:text-align="end" style:justify-single-word="false" style:writing-mode="rl-tb"/>
      <style:text-properties style:font-name="Monospace" fo:language="en" fo:country="US" officeooo:rsid="07a1ef0b" officeooo:paragraph-rsid="07a1ef0b" style:font-size-asian="10.5pt" style:font-name-complex="David CLM1" style:font-weight-complex="normal"/>
    </style:style>
    <style:style style:name="P49" style:family="paragraph" style:parent-style-name="Standard">
      <style:paragraph-properties fo:text-align="end" style:justify-single-word="false" style:writing-mode="rl-tb"/>
      <style:text-properties style:font-name="Monospace" fo:language="en" fo:country="US" officeooo:rsid="07ab4c5f" officeooo:paragraph-rsid="07b19696" style:font-size-asian="10.5pt" style:font-name-complex="David CLM1" style:font-weight-complex="normal"/>
    </style:style>
    <style:style style:name="P50" style:family="paragraph" style:parent-style-name="Standard">
      <style:paragraph-properties fo:text-align="end" style:justify-single-word="false" style:writing-mode="rl-tb"/>
      <style:text-properties style:font-name="Monospace" fo:language="en" fo:country="US" officeooo:rsid="07fa5f42" officeooo:paragraph-rsid="07fa5f42" style:font-size-asian="10.5pt" style:font-name-complex="David CLM1" style:font-weight-complex="normal"/>
    </style:style>
    <style:style style:name="P51" style:family="paragraph" style:parent-style-name="Standard">
      <style:paragraph-properties fo:text-align="end" style:justify-single-word="false" style:writing-mode="rl-tb"/>
      <style:text-properties style:font-name="Monospace" fo:language="en" fo:country="US" officeooo:rsid="07f06d15" officeooo:paragraph-rsid="07f06d15" style:font-size-asian="10.5pt" style:font-name-complex="David CLM1" style:font-weight-complex="normal"/>
    </style:style>
    <style:style style:name="P52" style:family="paragraph" style:parent-style-name="Standard">
      <style:paragraph-properties fo:text-align="end" style:justify-single-word="false" style:writing-mode="rl-tb"/>
      <style:text-properties style:font-name="Monospace" fo:language="en" fo:country="US" officeooo:rsid="07b19696" officeooo:paragraph-rsid="07b19696" style:font-size-asian="10.5pt" style:font-name-complex="David CLM1" style:font-weight-complex="normal"/>
    </style:style>
    <style:style style:name="P53" style:family="paragraph" style:parent-style-name="Standard">
      <style:paragraph-properties fo:text-align="end" style:justify-single-word="false" style:writing-mode="rl-tb"/>
      <style:text-properties style:font-name="Monospace" fo:language="en" fo:country="US" officeooo:rsid="07a4ff41" officeooo:paragraph-rsid="082c993e" style:font-size-asian="10.5pt" style:font-name-complex="David CLM1" style:font-weight-complex="normal"/>
    </style:style>
    <style:style style:name="P54" style:family="paragraph" style:parent-style-name="Standard" style:list-style-name="L4">
      <style:paragraph-properties fo:text-align="end" style:justify-single-word="false" style:writing-mode="rl-tb"/>
      <style:text-properties officeooo:paragraph-rsid="07a44099"/>
    </style:style>
    <style:style style:name="P55" style:family="paragraph" style:parent-style-name="Standard" style:list-style-name="L5">
      <style:paragraph-properties fo:text-align="end" style:justify-single-word="false" style:writing-mode="rl-tb"/>
      <style:text-properties officeooo:paragraph-rsid="07b46b66"/>
    </style:style>
    <style:style style:name="P56" style:family="paragraph" style:parent-style-name="Standard" style:list-style-name="L6">
      <style:paragraph-properties fo:text-align="end" style:justify-single-word="false" style:writing-mode="rl-tb"/>
      <style:text-properties officeooo:paragraph-rsid="07e989fd"/>
    </style:style>
    <style:style style:name="P57" style:family="paragraph" style:parent-style-name="Standard">
      <style:paragraph-properties fo:text-align="end" style:justify-single-word="false" style:writing-mode="rl-tb"/>
      <style:text-properties officeooo:paragraph-rsid="082dea76"/>
    </style:style>
    <style:style style:name="P58" style:family="paragraph" style:parent-style-name="Standard">
      <style:paragraph-properties fo:text-align="end" style:justify-single-word="false" style:writing-mode="rl-tb"/>
      <style:text-properties officeooo:paragraph-rsid="0838c88a"/>
    </style:style>
    <style:style style:name="P59" style:family="paragraph" style:parent-style-name="Standard">
      <style:paragraph-properties fo:text-align="end" style:justify-single-word="false" style:writing-mode="rl-tb"/>
      <style:text-properties officeooo:paragraph-rsid="0841935b"/>
    </style:style>
    <style:style style:name="P60" style:family="paragraph" style:parent-style-name="Standard">
      <style:paragraph-properties fo:text-align="end" style:justify-single-word="false" style:writing-mode="rl-tb"/>
      <style:text-properties officeooo:paragraph-rsid="08451994"/>
    </style:style>
    <style:style style:name="P61" style:family="paragraph" style:parent-style-name="Standard" style:list-style-name="L5">
      <style:paragraph-properties fo:text-align="end" style:justify-single-word="false" style:writing-mode="rl-tb"/>
      <style:text-properties officeooo:rsid="07b63071" officeooo:paragraph-rsid="07b63071"/>
    </style:style>
    <style:style style:name="P62" style:family="paragraph" style:parent-style-name="Standard">
      <style:paragraph-properties fo:text-align="end" style:justify-single-word="false" style:writing-mode="rl-tb"/>
      <style:text-properties style:text-position="0% 100%" style:font-name="Monospace" fo:language="en" fo:country="US" officeooo:rsid="07f291cd" officeooo:paragraph-rsid="07f291cd" style:font-size-asian="10.5pt" style:font-name-complex="David CLM1" style:font-weight-complex="normal"/>
    </style:style>
    <style:style style:name="P63" style:family="paragraph" style:parent-style-name="Standard" style:list-style-name="L6">
      <style:paragraph-properties fo:text-align="end" style:justify-single-word="false" style:writing-mode="rl-tb"/>
      <style:text-properties style:text-position="0% 100%" style:font-name="Monospace" fo:language="en" fo:country="US" officeooo:rsid="07e989fd" officeooo:paragraph-rsid="07e989fd" style:font-size-asian="10.5pt" style:font-name-complex="David CLM1" style:font-weight-complex="normal"/>
    </style:style>
    <style:style style:name="P64" style:family="paragraph" style:parent-style-name="Standard">
      <style:paragraph-properties fo:text-align="end" style:justify-single-word="false" style:writing-mode="rl-tb"/>
      <style:text-properties style:text-position="0% 100%" style:font-name="Monospace" fo:language="en" fo:country="US" officeooo:rsid="07cb00f8" officeooo:paragraph-rsid="07cb00f8" style:font-size-asian="10.5pt" style:font-name-complex="David CLM1" style:font-weight-complex="normal"/>
    </style:style>
    <style:style style:name="P65" style:family="paragraph" style:parent-style-name="Standard" style:list-style-name="L6">
      <style:paragraph-properties fo:text-align="end" style:justify-single-word="false" style:writing-mode="rl-tb"/>
      <style:text-properties officeooo:rsid="07e989fd" officeooo:paragraph-rsid="07e989fd"/>
    </style:style>
    <style:style style:name="P66" style:family="paragraph" style:parent-style-name="Standard">
      <style:paragraph-properties fo:text-align="end" style:justify-single-word="false" style:writing-mode="rl-tb"/>
      <style:text-properties officeooo:rsid="0841935b" officeooo:paragraph-rsid="0841935b"/>
    </style:style>
    <style:style style:name="P67" style:family="paragraph" style:parent-style-name="Standard" style:list-style-name="L7">
      <style:paragraph-properties fo:text-align="start" style:justify-single-word="false" style:writing-mode="lr-tb"/>
      <style:text-properties officeooo:paragraph-rsid="07a6a8e1"/>
    </style:style>
    <style:style style:name="P68" style:family="paragraph" style:parent-style-name="Standard" style:list-style-name="L7">
      <style:paragraph-properties fo:text-align="start" style:justify-single-word="false" style:writing-mode="lr-tb"/>
      <style:text-properties officeooo:paragraph-rsid="07a754d7"/>
    </style:style>
    <style:style style:name="P69" style:family="paragraph" style:parent-style-name="Standard">
      <style:paragraph-properties fo:text-align="start" style:justify-single-word="false" style:writing-mode="lr-tb"/>
      <style:text-properties officeooo:paragraph-rsid="082dea76"/>
    </style:style>
    <style:style style:name="P70" style:family="paragraph" style:parent-style-name="Standard">
      <style:paragraph-properties fo:text-align="start" style:justify-single-word="false" style:writing-mode="lr-tb"/>
      <style:text-properties officeooo:paragraph-rsid="0834e409"/>
    </style:style>
    <style:style style:name="P71" style:family="paragraph" style:parent-style-name="Standard">
      <style:paragraph-properties fo:text-align="start" style:justify-single-word="false" style:writing-mode="lr-tb"/>
      <style:text-properties officeooo:paragraph-rsid="08451994"/>
    </style:style>
    <style:style style:name="P72" style:family="paragraph" style:parent-style-name="Standard" style:list-style-name="L7">
      <style:paragraph-properties fo:text-align="start" style:justify-single-word="false" style:writing-mode="lr-tb"/>
      <style:text-properties style:font-name="Monospace" fo:language="en" fo:country="US" officeooo:rsid="08209995" officeooo:paragraph-rsid="07a6a8e1" style:font-size-asian="10.5pt" style:font-name-complex="David CLM1" style:font-weight-complex="normal"/>
    </style:style>
    <style:style style:name="T1"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2" style:family="text">
      <style:text-properties style:text-outline="false" style:text-line-through-style="none" style:text-line-through-type="none" fo:font-style="italic" fo:text-shadow="none" style:text-underline-style="none" fo:font-weight="normal" officeooo:rsid="06f669c3" style:letter-kerning="true" style:font-style-asian="italic" style:font-weight-asian="normal" style:text-emphasize="none"/>
    </style:style>
    <style:style style:name="T3" style:family="text">
      <style:text-properties style:text-outline="false" style:text-line-through-style="none" style:text-line-through-type="none" fo:font-style="italic" fo:text-shadow="none" style:text-underline-style="none" fo:font-weight="normal" officeooo:rsid="06f87d89" style:letter-kerning="true" style:font-style-asian="italic" style:font-weight-asian="normal" style:text-emphasize="none"/>
    </style:style>
    <style:style style:name="T4" style:family="text">
      <style:text-properties style:text-outline="false" style:text-line-through-style="none" style:text-line-through-type="none" fo:font-style="italic" fo:text-shadow="none" style:text-underline-style="none" fo:font-weight="normal" officeooo:rsid="0740bf8d" style:letter-kerning="true" style:font-style-asian="italic" style:font-weight-asian="normal" style:text-emphasize="none"/>
    </style:style>
    <style:style style:name="T5" style:family="text">
      <style:text-properties style:text-outline="false" style:text-line-through-style="none" style:text-line-through-type="none" fo:font-style="italic" fo:text-shadow="none" style:text-underline-style="none" fo:font-weight="normal" officeooo:rsid="07549d7d" style:letter-kerning="true" style:font-style-asian="italic" style:font-weight-asian="normal" style:text-emphasize="none"/>
    </style:style>
    <style:style style:name="T6" style:family="text">
      <style:text-properties style:text-outline="false" style:text-line-through-style="none" style:text-line-through-type="none" fo:font-style="italic" fo:text-shadow="none" style:text-underline-style="none" fo:font-weight="bold" style:letter-kerning="true" style:font-style-asian="italic" style:font-weight-asian="bold" style:text-emphasize="none"/>
    </style:style>
    <style:style style:name="T7" style:family="text">
      <style:text-properties style:text-outline="false" style:text-line-through-style="none" style:text-line-through-type="none" style:font-name="Monospace" fo:language="en" fo:country="US" fo:font-style="italic" fo:text-shadow="none" style:text-underline-style="none" fo:font-weight="normal" style:letter-kerning="true" style:font-size-asian="10.5pt" style:font-style-asian="italic" style:font-weight-asian="normal" style:font-name-complex="David CLM1" style:font-weight-complex="normal" style:text-emphasize="none"/>
    </style:style>
    <style:style style:name="T8" style:family="text">
      <style:text-properties style:text-outline="false" style:text-line-through-style="none" style:text-line-through-type="none" style:font-name="Monospace" fo:language="en" fo:country="US" fo:font-style="italic" fo:text-shadow="none" style:text-underline-style="none" fo:font-weight="normal" officeooo:rsid="0740bf8d" style:letter-kerning="true" style:font-size-asian="10.5pt" style:font-style-asian="italic" style:font-weight-asian="normal" style:font-name-complex="David CLM1" style:font-weight-complex="normal" style:text-emphasize="none"/>
    </style:style>
    <style:style style:name="T9" style:family="text">
      <style:text-properties style:text-outline="false" style:text-line-through-style="none" style:text-line-through-type="none" style:font-name="Monospace" fo:language="en" fo:country="US" fo:font-style="italic" fo:text-shadow="none" style:text-underline-style="none" fo:font-weight="normal" officeooo:rsid="07549d7d" style:letter-kerning="true" style:font-size-asian="10.5pt" style:font-style-asian="italic" style:font-weight-asian="normal" style:font-name-complex="David CLM1" style:font-weight-complex="normal" style:text-emphasize="none"/>
    </style:style>
    <style:style style:name="T10" style:family="text">
      <style:text-properties style:text-outline="false" style:text-line-through-style="none" style:text-line-through-type="none" style:font-name="Monospace" fo:language="en" fo:country="US" fo:font-style="italic" fo:text-shadow="none" style:text-underline-style="none" fo:font-weight="normal" officeooo:rsid="07433588" style:letter-kerning="true" style:font-size-asian="10.5pt" style:font-style-asian="italic" style:font-weight-asian="normal" style:font-name-complex="David CLM1" style:font-weight-complex="normal" style:text-emphasize="none"/>
    </style:style>
    <style:style style:name="T11" style:family="text">
      <style:text-properties style:text-outline="false" style:text-line-through-style="none" style:text-line-through-type="none" style:font-name="Monospace" fo:language="en" fo:country="US" fo:font-style="italic" fo:text-shadow="none" style:text-underline-style="none" fo:font-weight="normal" officeooo:rsid="076b9b72" style:letter-kerning="true" style:font-size-asian="10.5pt" style:font-style-asian="italic" style:font-weight-asian="normal" style:font-name-complex="David CLM1" style:font-weight-complex="normal" style:text-emphasize="none"/>
    </style:style>
    <style:style style:name="T12" style:family="text">
      <style:text-properties style:text-outline="false" style:text-line-through-style="none" style:text-line-through-type="none" style:font-name="Monospace" fo:language="en" fo:country="US" fo:font-style="normal" fo:text-shadow="none" style:text-underline-style="none" fo:font-weight="normal" officeooo:rsid="074a6ca8" style:letter-kerning="true" style:font-size-asian="10.5pt" style:font-style-asian="normal" style:font-weight-asian="normal" style:font-name-complex="David CLM1" style:font-weight-complex="normal" style:text-emphasize="none"/>
    </style:style>
    <style:style style:name="T13" style:family="text">
      <style:text-properties style:text-outline="false" style:text-line-through-style="none" style:text-line-through-type="none" style:font-name="Monospace" fo:font-style="italic" fo:text-shadow="none" style:text-underline-style="none" fo:font-weight="normal" officeooo:rsid="0740bf8d" style:letter-kerning="true" style:font-size-asian="10.5pt" style:font-style-asian="italic" style:font-weight-asian="normal" style:font-name-complex="David CLM1" style:font-weight-complex="normal" style:text-emphasize="none"/>
    </style:style>
    <style:style style:name="T14" style:family="text">
      <style:text-properties style:text-outline="false" style:text-line-through-style="none" style:text-line-through-type="none" style:font-name="Monospace" fo:font-style="normal" fo:text-shadow="none" style:text-underline-style="none" fo:font-weight="normal" officeooo:rsid="074a6ca8" style:letter-kerning="true" style:font-size-asian="10.5pt" style:font-style-asian="normal" style:font-weight-asian="normal" style:font-name-complex="David CLM1" style:font-weight-complex="normal" style:text-emphasize="none"/>
    </style:style>
    <style:style style:name="T1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49d7d" style:letter-kerning="true" style:font-size-asian="12pt" style:font-style-asian="normal" style:font-weight-asian="normal" style:font-name-complex="David CLM" style:font-size-complex="12pt" style:text-emphasize="none"/>
    </style:style>
    <style:style style:name="T17"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18"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549d7d" style:letter-kerning="true" style:font-size-asian="12pt" style:font-style-asian="normal" style:font-weight-asian="normal" style:font-name-complex="David CLM" style:font-size-complex="12pt" style:text-emphasize="none"/>
    </style:style>
    <style:style style:name="T19" style:family="text">
      <style:text-properties style:use-window-font-color="true" loext:opacity="0%" style:text-outline="false" style:text-line-through-style="none" style:text-line-through-type="none" style:text-position="8% 100%"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20" style:family="text">
      <style:text-properties style:use-window-font-color="true" loext:opacity="0%" style:text-position="9% 100%" style:font-name="David CLM" fo:font-size="12pt" officeooo:rsid="0766ee49" style:font-size-asian="12pt" style:font-name-complex="David CLM" style:font-size-complex="12pt" style:font-weight-complex="normal"/>
    </style:style>
    <style:style style:name="T21" style:family="text">
      <style:text-properties style:use-window-font-color="true" loext:opacity="0%" style:text-position="9% 100%" style:font-name="David CLM" fo:font-size="12pt" officeooo:rsid="07688916" style:font-size-asian="12pt" style:font-name-complex="David CLM" style:font-size-complex="12pt" style:font-weight-complex="normal"/>
    </style:style>
    <style:style style:name="T22" style:family="text">
      <style:text-properties style:use-window-font-color="true" loext:opacity="0%" style:text-position="9% 100%" style:font-name="David CLM" fo:font-size="12pt" officeooo:rsid="077053f3" style:font-size-asian="12pt" style:font-name-complex="David CLM" style:font-size-complex="12pt" style:font-weight-complex="normal"/>
    </style:style>
    <style:style style:name="T23" style:family="text">
      <style:text-properties fo:language="en" fo:country="US"/>
    </style:style>
    <style:style style:name="T24" style:family="text">
      <style:text-properties fo:language="en" fo:country="US" officeooo:rsid="07590626"/>
    </style:style>
    <style:style style:name="T25" style:family="text">
      <style:text-properties fo:language="en" fo:country="US" officeooo:rsid="079d9461"/>
    </style:style>
    <style:style style:name="T26" style:family="text">
      <style:text-properties fo:language="en" fo:country="US" fo:font-weight="bold" style:font-weight-asian="bold" style:font-weight-complex="bold"/>
    </style:style>
    <style:style style:name="T27" style:family="text">
      <style:text-properties fo:language="en" fo:country="US" officeooo:rsid="07a44099"/>
    </style:style>
    <style:style style:name="T28" style:family="text">
      <style:text-properties fo:language="en" fo:country="US" fo:font-style="italic" officeooo:rsid="07a44099" style:font-style-asian="italic" style:font-style-complex="italic"/>
    </style:style>
    <style:style style:name="T29" style:family="text">
      <style:text-properties fo:language="en" fo:country="US" officeooo:rsid="07a6a8e1"/>
    </style:style>
    <style:style style:name="T30" style:family="text">
      <style:text-properties fo:language="en" fo:country="US" officeooo:rsid="07a754d7"/>
    </style:style>
    <style:style style:name="T31" style:family="text">
      <style:text-properties fo:language="en" fo:country="US" officeooo:rsid="07ac1f9f"/>
    </style:style>
    <style:style style:name="T32" style:family="text">
      <style:text-properties style:font-name="Monospace" officeooo:rsid="077192e5" style:font-size-asian="10.5pt" style:font-name-complex="David CLM1" style:font-weight-complex="normal"/>
    </style:style>
    <style:style style:name="T33" style:family="text">
      <style:text-properties style:font-name="Monospace" officeooo:rsid="07733dd8" style:font-size-asian="10.5pt" style:font-name-complex="David CLM1" style:font-weight-complex="normal"/>
    </style:style>
    <style:style style:name="T34" style:family="text">
      <style:text-properties style:font-name="Monospace" officeooo:rsid="07756d1d" style:font-size-asian="10.5pt" style:font-name-complex="David CLM1" style:font-weight-complex="normal"/>
    </style:style>
    <style:style style:name="T35" style:family="text">
      <style:text-properties style:font-name="Monospace" officeooo:rsid="077579c3" style:font-size-asian="10.5pt" style:font-name-complex="David CLM1" style:font-weight-complex="normal"/>
    </style:style>
    <style:style style:name="T36" style:family="text">
      <style:text-properties style:font-name="Monospace" officeooo:rsid="077709c8" style:font-size-asian="10.5pt" style:font-name-complex="David CLM1" style:font-weight-complex="normal"/>
    </style:style>
    <style:style style:name="T37" style:family="text">
      <style:text-properties style:font-name="Monospace" officeooo:rsid="07784f40" style:font-size-asian="10.5pt" style:font-name-complex="David CLM1" style:font-weight-complex="normal"/>
    </style:style>
    <style:style style:name="T38" style:family="text">
      <style:text-properties style:font-name="Monospace" officeooo:rsid="079029fd" style:font-size-asian="10.5pt" style:font-name-complex="David CLM1" style:font-weight-complex="normal"/>
    </style:style>
    <style:style style:name="T39" style:family="text">
      <style:text-properties style:font-name="Monospace" officeooo:rsid="07c334ff" style:font-size-asian="10.5pt" style:font-name-complex="David CLM1" style:font-weight-complex="normal"/>
    </style:style>
    <style:style style:name="T40" style:family="text">
      <style:text-properties style:font-name="Monospace" officeooo:rsid="0813de1c" style:font-size-asian="10.5pt" style:font-name-complex="David CLM1" style:font-weight-complex="normal"/>
    </style:style>
    <style:style style:name="T41" style:family="text">
      <style:text-properties style:font-name="Monospace" officeooo:rsid="081e2efe" style:font-size-asian="10.5pt" style:font-name-complex="David CLM1" style:font-weight-complex="normal"/>
    </style:style>
    <style:style style:name="T42" style:family="text">
      <style:text-properties style:font-name="Monospace" officeooo:rsid="08286e04" style:font-size-asian="10.5pt" style:font-name-complex="David CLM1" style:font-weight-complex="normal"/>
    </style:style>
    <style:style style:name="T43" style:family="text">
      <style:text-properties style:font-name="Monospace" officeooo:rsid="082c993e" style:font-size-asian="10.5pt" style:font-name-complex="David CLM1" style:font-weight-complex="normal"/>
    </style:style>
    <style:style style:name="T44" style:family="text">
      <style:text-properties style:font-name="Monospace" officeooo:rsid="082e18e9" style:font-size-asian="10.5pt" style:font-name-complex="David CLM1" style:font-weight-complex="normal"/>
    </style:style>
    <style:style style:name="T45" style:family="text">
      <style:text-properties style:font-name="Monospace" officeooo:rsid="0841935b" style:font-size-asian="10.5pt" style:font-name-complex="David CLM1" style:font-weight-complex="normal"/>
    </style:style>
    <style:style style:name="T46" style:family="text">
      <style:text-properties style:font-name="Monospace" fo:language="en" fo:country="US" style:font-size-asian="10.5pt" style:font-name-complex="David CLM1" style:font-weight-complex="normal"/>
    </style:style>
    <style:style style:name="T47" style:family="text">
      <style:text-properties style:font-name="Monospace" fo:language="en" fo:country="US" officeooo:rsid="0757ba35" style:font-size-asian="10.5pt" style:font-name-complex="David CLM1" style:font-weight-complex="normal"/>
    </style:style>
    <style:style style:name="T48" style:family="text">
      <style:text-properties style:font-name="Monospace" fo:language="en" fo:country="US" officeooo:rsid="07590626" style:font-size-asian="10.5pt" style:font-name-complex="David CLM1" style:font-weight-complex="normal"/>
    </style:style>
    <style:style style:name="T49" style:family="text">
      <style:text-properties style:font-name="Monospace" fo:language="en" fo:country="US" officeooo:rsid="075a90f8" style:font-size-asian="10.5pt" style:font-name-complex="David CLM1" style:font-weight-complex="normal"/>
    </style:style>
    <style:style style:name="T50" style:family="text">
      <style:text-properties style:font-name="Monospace" fo:language="en" fo:country="US" officeooo:rsid="075b180a" style:font-size-asian="10.5pt" style:font-name-complex="David CLM1" style:font-weight-complex="normal"/>
    </style:style>
    <style:style style:name="T51" style:family="text">
      <style:text-properties style:font-name="Monospace" fo:language="en" fo:country="US" officeooo:rsid="075b470a" style:font-size-asian="10.5pt" style:font-name-complex="David CLM1" style:font-weight-complex="normal"/>
    </style:style>
    <style:style style:name="T52" style:family="text">
      <style:text-properties style:font-name="Monospace" fo:language="en" fo:country="US" officeooo:rsid="075c1de5" style:font-size-asian="10.5pt" style:font-name-complex="David CLM1" style:font-weight-complex="normal"/>
    </style:style>
    <style:style style:name="T53" style:family="text">
      <style:text-properties style:font-name="Monospace" fo:language="en" fo:country="US" officeooo:rsid="075cfd37" style:font-size-asian="10.5pt" style:font-name-complex="David CLM1" style:font-weight-complex="normal"/>
    </style:style>
    <style:style style:name="T54" style:family="text">
      <style:text-properties style:font-name="Monospace" fo:language="en" fo:country="US" officeooo:rsid="075f64eb" style:font-size-asian="10.5pt" style:font-name-complex="David CLM1" style:font-weight-complex="normal"/>
    </style:style>
    <style:style style:name="T55" style:family="text">
      <style:text-properties style:font-name="Monospace" fo:language="en" fo:country="US" officeooo:rsid="0760b66c" style:font-size-asian="10.5pt" style:font-name-complex="David CLM1" style:font-weight-complex="normal"/>
    </style:style>
    <style:style style:name="T56" style:family="text">
      <style:text-properties style:font-name="Monospace" fo:language="en" fo:country="US" officeooo:rsid="07e7569c" style:font-size-asian="10.5pt" style:font-name-complex="David CLM1" style:font-weight-complex="normal"/>
    </style:style>
    <style:style style:name="T57" style:family="text">
      <style:text-properties style:font-name="Monospace" fo:language="en" fo:country="US" officeooo:rsid="07aeab5d" style:font-size-asian="10.5pt" style:font-name-complex="David CLM1" style:font-weight-complex="normal"/>
    </style:style>
    <style:style style:name="T58" style:family="text">
      <style:text-properties style:font-name="Monospace" fo:language="en" fo:country="US" officeooo:rsid="077ace11" style:font-size-asian="10.5pt" style:font-name-complex="David CLM1" style:font-weight-complex="normal"/>
    </style:style>
    <style:style style:name="T59" style:family="text">
      <style:text-properties style:font-name="Monospace" fo:language="en" fo:country="US" officeooo:rsid="077c7b90" style:font-size-asian="10.5pt" style:font-name-complex="David CLM1" style:font-weight-complex="normal"/>
    </style:style>
    <style:style style:name="T60" style:family="text">
      <style:text-properties style:font-name="Monospace" fo:language="en" fo:country="US" officeooo:rsid="07813947" style:font-size-asian="10.5pt" style:font-name-complex="David CLM1" style:font-weight-complex="normal"/>
    </style:style>
    <style:style style:name="T61" style:family="text">
      <style:text-properties style:font-name="Monospace" fo:language="en" fo:country="US" officeooo:rsid="0782b284" style:font-size-asian="10.5pt" style:font-name-complex="David CLM1" style:font-weight-complex="normal"/>
    </style:style>
    <style:style style:name="T62" style:family="text">
      <style:text-properties style:font-name="Monospace" fo:language="en" fo:country="US" officeooo:rsid="07784f40" style:font-size-asian="10.5pt" style:font-name-complex="David CLM1" style:font-weight-complex="normal"/>
    </style:style>
    <style:style style:name="T63" style:family="text">
      <style:text-properties style:font-name="Monospace" fo:language="en" fo:country="US" officeooo:rsid="077bd4fa" style:font-size-asian="10.5pt" style:font-name-complex="David CLM1" style:font-weight-complex="normal"/>
    </style:style>
    <style:style style:name="T64" style:family="text">
      <style:text-properties style:font-name="Monospace" fo:language="en" fo:country="US" officeooo:rsid="079029fd" style:font-size-asian="10.5pt" style:font-name-complex="David CLM1" style:font-weight-complex="normal"/>
    </style:style>
    <style:style style:name="T65" style:family="text">
      <style:text-properties style:font-name="Monospace" fo:language="en" fo:country="US" officeooo:rsid="079c140b" style:font-size-asian="10.5pt" style:font-name-complex="David CLM1" style:font-weight-complex="normal"/>
    </style:style>
    <style:style style:name="T66" style:family="text">
      <style:text-properties style:font-name="Monospace" fo:language="en" fo:country="US" officeooo:rsid="079519ad" style:font-size-asian="10.5pt" style:font-name-complex="David CLM1" style:font-weight-complex="normal"/>
    </style:style>
    <style:style style:name="T67" style:family="text">
      <style:text-properties style:font-name="Monospace" fo:language="en" fo:country="US" officeooo:rsid="0796f2d4" style:font-size-asian="10.5pt" style:font-name-complex="David CLM1" style:font-weight-complex="normal"/>
    </style:style>
    <style:style style:name="T68" style:family="text">
      <style:text-properties style:font-name="Monospace" fo:language="en" fo:country="US" officeooo:rsid="079d9461" style:font-size-asian="10.5pt" style:font-name-complex="David CLM1" style:font-weight-complex="normal"/>
    </style:style>
    <style:style style:name="T69" style:family="text">
      <style:text-properties style:font-name="Monospace" fo:language="en" fo:country="US" officeooo:rsid="079f6af6" style:font-size-asian="10.5pt" style:font-name-complex="David CLM1" style:font-weight-complex="normal"/>
    </style:style>
    <style:style style:name="T70" style:family="text">
      <style:text-properties style:font-name="Monospace" fo:language="en" fo:country="US" officeooo:rsid="07a11bbb" style:font-size-asian="10.5pt" style:font-name-complex="David CLM1" style:font-weight-complex="normal"/>
    </style:style>
    <style:style style:name="T71" style:family="text">
      <style:text-properties style:font-name="Monospace" fo:language="en" fo:country="US" officeooo:rsid="07a44099" style:font-size-asian="10.5pt" style:font-name-complex="David CLM1" style:font-weight-complex="normal"/>
    </style:style>
    <style:style style:name="T72" style:family="text">
      <style:text-properties style:font-name="Monospace" fo:language="en" fo:country="US" officeooo:rsid="07a4ff41" style:font-size-asian="10.5pt" style:font-name-complex="David CLM1" style:font-weight-complex="normal"/>
    </style:style>
    <style:style style:name="T73" style:family="text">
      <style:text-properties style:font-name="Monospace" fo:language="en" fo:country="US" officeooo:rsid="07af2d20" style:font-size-asian="10.5pt" style:font-name-complex="David CLM1" style:font-weight-complex="normal"/>
    </style:style>
    <style:style style:name="T74" style:family="text">
      <style:text-properties style:font-name="Monospace" fo:language="en" fo:country="US" officeooo:rsid="07afd04b" style:font-size-asian="10.5pt" style:font-name-complex="David CLM1" style:font-weight-complex="normal"/>
    </style:style>
    <style:style style:name="T75" style:family="text">
      <style:text-properties style:font-name="Monospace" fo:language="en" fo:country="US" officeooo:rsid="07b19696" style:font-size-asian="10.5pt" style:font-name-complex="David CLM1" style:font-weight-complex="normal"/>
    </style:style>
    <style:style style:name="T76" style:family="text">
      <style:text-properties style:font-name="Monospace" fo:language="en" fo:country="US" officeooo:rsid="07be966b" style:font-size-asian="10.5pt" style:font-name-complex="David CLM1" style:font-weight-complex="normal"/>
    </style:style>
    <style:style style:name="T77" style:family="text">
      <style:text-properties style:font-name="Monospace" fo:language="en" fo:country="US" officeooo:rsid="07c03958" style:font-size-asian="10.5pt" style:font-name-complex="David CLM1" style:font-weight-complex="normal"/>
    </style:style>
    <style:style style:name="T78" style:family="text">
      <style:text-properties style:font-name="Monospace" fo:language="en" fo:country="US" officeooo:rsid="077d6b43" style:font-size-asian="10.5pt" style:font-name-complex="David CLM1" style:font-weight-complex="normal"/>
    </style:style>
    <style:style style:name="T79" style:family="text">
      <style:text-properties style:font-name="Monospace" fo:language="en" fo:country="US" officeooo:rsid="07c21e51" style:font-size-asian="10.5pt" style:font-name-complex="David CLM1" style:font-weight-complex="normal"/>
    </style:style>
    <style:style style:name="T80" style:family="text">
      <style:text-properties style:font-name="Monospace" fo:language="en" fo:country="US" officeooo:rsid="077fb05f" style:font-size-asian="10.5pt" style:font-name-complex="David CLM1" style:font-weight-complex="normal"/>
    </style:style>
    <style:style style:name="T81" style:family="text">
      <style:text-properties style:font-name="Monospace" fo:language="en" fo:country="US" officeooo:rsid="07ec4015" style:font-size-asian="10.5pt" style:font-name-complex="David CLM1" style:font-weight-complex="normal"/>
    </style:style>
    <style:style style:name="T82" style:family="text">
      <style:text-properties style:font-name="Monospace" fo:language="en" fo:country="US" officeooo:rsid="07eecfa2" style:font-size-asian="10.5pt" style:font-name-complex="David CLM1" style:font-weight-complex="normal"/>
    </style:style>
    <style:style style:name="T83" style:family="text">
      <style:text-properties style:font-name="Monospace" fo:language="en" fo:country="US" officeooo:rsid="07fa663e" style:font-size-asian="10.5pt" style:font-name-complex="David CLM1" style:font-weight-complex="normal"/>
    </style:style>
    <style:style style:name="T84" style:family="text">
      <style:text-properties style:font-name="Monospace" fo:language="en" fo:country="US" officeooo:rsid="0823e31a" style:font-size-asian="10.5pt" style:font-name-complex="David CLM1" style:font-weight-complex="normal"/>
    </style:style>
    <style:style style:name="T85" style:family="text">
      <style:text-properties style:font-name="Monospace" fo:language="en" fo:country="US" officeooo:rsid="082a1917" style:font-size-asian="10.5pt" style:font-name-complex="David CLM1" style:font-weight-complex="normal"/>
    </style:style>
    <style:style style:name="T86" style:family="text">
      <style:text-properties style:font-name="Monospace" fo:language="en" fo:country="US" officeooo:rsid="07b53414" style:font-size-asian="10.5pt" style:font-name-complex="David CLM1" style:font-weight-complex="normal"/>
    </style:style>
    <style:style style:name="T87" style:family="text">
      <style:text-properties style:font-name="Monospace" fo:language="en" fo:country="US" officeooo:rsid="07b232bd" style:font-size-asian="10.5pt" style:font-name-complex="David CLM1" style:font-weight-complex="normal"/>
    </style:style>
    <style:style style:name="T88" style:family="text">
      <style:text-properties style:font-name="Monospace" fo:language="en" fo:country="US" officeooo:rsid="07b2be83" style:font-size-asian="10.5pt" style:font-name-complex="David CLM1" style:font-weight-complex="normal"/>
    </style:style>
    <style:style style:name="T89" style:family="text">
      <style:text-properties style:font-name="Monospace" fo:language="en" fo:country="US" officeooo:rsid="07b96238" style:font-size-asian="10.5pt" style:font-name-complex="David CLM1" style:font-weight-complex="normal"/>
    </style:style>
    <style:style style:name="T90" style:family="text">
      <style:text-properties style:font-name="Monospace" fo:language="en" fo:country="US" officeooo:rsid="07b46b66" style:font-size-asian="10.5pt" style:font-name-complex="David CLM1" style:font-weight-complex="normal"/>
    </style:style>
    <style:style style:name="T91" style:family="text">
      <style:text-properties style:font-name="Monospace" fo:language="en" fo:country="US" officeooo:rsid="07bd06a2" style:font-size-asian="10.5pt" style:font-name-complex="David CLM1" style:font-weight-complex="normal"/>
    </style:style>
    <style:style style:name="T92" style:family="text">
      <style:text-properties style:font-name="Monospace" fo:language="en" fo:country="US" officeooo:rsid="07cce40e" style:font-size-asian="10.5pt" style:font-name-complex="David CLM1" style:font-weight-complex="normal"/>
    </style:style>
    <style:style style:name="T93" style:family="text">
      <style:text-properties style:font-name="Monospace" fo:language="en" fo:country="US" officeooo:rsid="07fa5f42" style:font-size-asian="10.5pt" style:font-name-complex="David CLM1" style:font-weight-complex="normal"/>
    </style:style>
    <style:style style:name="T94" style:family="text">
      <style:text-properties style:font-name="Monospace" fo:language="en" fo:country="US" officeooo:rsid="07fc1f6d" style:font-size-asian="10.5pt" style:font-name-complex="David CLM1" style:font-weight-complex="normal"/>
    </style:style>
    <style:style style:name="T95" style:family="text">
      <style:text-properties style:font-name="Monospace" fo:language="en" fo:country="US" officeooo:rsid="07fed8f8" style:font-size-asian="10.5pt" style:font-name-complex="David CLM1" style:font-weight-complex="normal"/>
    </style:style>
    <style:style style:name="T96" style:family="text">
      <style:text-properties style:font-name="Monospace" fo:language="en" fo:country="US" officeooo:rsid="08063a39" style:font-size-asian="10.5pt" style:font-name-complex="David CLM1" style:font-weight-complex="normal"/>
    </style:style>
    <style:style style:name="T97" style:family="text">
      <style:text-properties style:font-name="Monospace" fo:language="en" fo:country="US" officeooo:rsid="081312df" style:font-size-asian="10.5pt" style:font-name-complex="David CLM1" style:font-weight-complex="normal"/>
    </style:style>
    <style:style style:name="T98" style:family="text">
      <style:text-properties style:font-name="Monospace" fo:language="en" fo:country="US" officeooo:rsid="0813de1c" style:font-size-asian="10.5pt" style:font-name-complex="David CLM1" style:font-weight-complex="normal"/>
    </style:style>
    <style:style style:name="T99" style:family="text">
      <style:text-properties style:font-name="Monospace" fo:language="en" fo:country="US" officeooo:rsid="08195160" style:font-size-asian="10.5pt" style:font-name-complex="David CLM1" style:font-weight-complex="normal"/>
    </style:style>
    <style:style style:name="T100" style:family="text">
      <style:text-properties style:font-name="Monospace" fo:language="en" fo:country="US" officeooo:rsid="0823ffa3" style:font-size-asian="10.5pt" style:font-name-complex="David CLM1" style:font-weight-complex="normal"/>
    </style:style>
    <style:style style:name="T101" style:family="text">
      <style:text-properties style:font-name="Monospace" fo:language="en" fo:country="US" officeooo:rsid="08241491" style:font-size-asian="10.5pt" style:font-name-complex="David CLM1" style:font-weight-complex="normal"/>
    </style:style>
    <style:style style:name="T102" style:family="text">
      <style:text-properties style:font-name="Monospace" fo:language="en" fo:country="US" officeooo:rsid="07a1ef0b" style:font-size-asian="10.5pt" style:font-name-complex="David CLM1" style:font-weight-complex="normal"/>
    </style:style>
    <style:style style:name="T103" style:family="text">
      <style:text-properties style:font-name="Monospace" fo:language="en" fo:country="US" officeooo:rsid="07a25b8e" style:font-size-asian="10.5pt" style:font-name-complex="David CLM1" style:font-weight-complex="normal"/>
    </style:style>
    <style:style style:name="T104" style:family="text">
      <style:text-properties style:font-name="Monospace" fo:language="en" fo:country="US" officeooo:rsid="0838c88a" style:font-size-asian="10.5pt" style:font-name-complex="David CLM1" style:font-weight-complex="normal"/>
    </style:style>
    <style:style style:name="T105" style:family="text">
      <style:text-properties style:font-name="Monospace" fo:language="en" fo:country="US" officeooo:rsid="083a2079" style:font-size-asian="10.5pt" style:font-name-complex="David CLM1" style:font-weight-complex="normal"/>
    </style:style>
    <style:style style:name="T106" style:family="text">
      <style:text-properties style:font-name="Monospace" fo:language="en" fo:country="US" officeooo:rsid="083a93e2" style:font-size-asian="10.5pt" style:font-name-complex="David CLM1" style:font-weight-complex="normal"/>
    </style:style>
    <style:style style:name="T107" style:family="text">
      <style:text-properties style:font-name="Monospace" fo:language="en" fo:country="US" officeooo:rsid="083b4e0e" style:font-size-asian="10.5pt" style:font-name-complex="David CLM1" style:font-weight-complex="normal"/>
    </style:style>
    <style:style style:name="T108" style:family="text">
      <style:text-properties style:font-name="Monospace" fo:language="en" fo:country="US" officeooo:rsid="083bbb10" style:font-size-asian="10.5pt" style:font-name-complex="David CLM1" style:font-weight-complex="normal"/>
    </style:style>
    <style:style style:name="T109" style:family="text">
      <style:text-properties style:font-name="Monospace" fo:language="en" fo:country="US" officeooo:rsid="083f8b94" style:font-size-asian="10.5pt" style:font-name-complex="David CLM1" style:font-weight-complex="normal"/>
    </style:style>
    <style:style style:name="T110" style:family="text">
      <style:text-properties style:font-name="Monospace" fo:language="en" fo:country="US" officeooo:rsid="0841935b" style:font-size-asian="10.5pt" style:font-name-complex="David CLM1" style:font-weight-complex="normal"/>
    </style:style>
    <style:style style:name="T111" style:family="text">
      <style:text-properties style:font-name="Monospace" fo:language="en" fo:country="US" fo:font-style="italic" officeooo:rsid="075b470a" style:font-size-asian="10.5pt" style:font-style-asian="italic" style:font-name-complex="David CLM1" style:font-style-complex="italic" style:font-weight-complex="normal"/>
    </style:style>
    <style:style style:name="T112" style:family="text">
      <style:text-properties style:font-name="Monospace" fo:language="en" fo:country="US" fo:font-style="italic" officeooo:rsid="079f6af6" style:font-size-asian="10.5pt" style:font-style-asian="italic" style:font-name-complex="David CLM1" style:font-style-complex="italic" style:font-weight-complex="normal"/>
    </style:style>
    <style:style style:name="T113" style:family="text">
      <style:text-properties style:font-name="Monospace" fo:language="en" fo:country="US" fo:font-style="italic" officeooo:rsid="07a44099" style:font-size-asian="10.5pt" style:font-style-asian="italic" style:font-name-complex="David CLM1" style:font-style-complex="italic" style:font-weight-complex="normal"/>
    </style:style>
    <style:style style:name="T114" style:family="text">
      <style:text-properties style:font-name="Monospace" fo:language="en" fo:country="US" fo:font-style="italic" officeooo:rsid="07a4ff41" style:font-size-asian="10.5pt" style:font-style-asian="italic" style:font-name-complex="David CLM1" style:font-style-complex="italic" style:font-weight-complex="normal"/>
    </style:style>
    <style:style style:name="T115" style:family="text">
      <style:text-properties style:font-name="Monospace" fo:language="en" fo:country="US" fo:font-style="italic" officeooo:rsid="07a754d7" style:font-size-asian="10.5pt" style:font-style-asian="italic" style:font-name-complex="David CLM1" style:font-style-complex="italic" style:font-weight-complex="normal"/>
    </style:style>
    <style:style style:name="T116" style:family="text">
      <style:text-properties style:font-name="Monospace" fo:language="en" fo:country="US" fo:font-style="italic" officeooo:rsid="083a2079" style:font-size-asian="10.5pt" style:font-style-asian="italic" style:font-name-complex="David CLM1" style:font-style-complex="italic" style:font-weight-complex="normal"/>
    </style:style>
    <style:style style:name="T117" style:family="text">
      <style:text-properties style:font-name="Monospace" fo:language="en" fo:country="US" fo:font-style="italic" officeooo:rsid="083a93e2" style:font-size-asian="10.5pt" style:font-style-asian="italic" style:font-name-complex="David CLM1" style:font-style-complex="italic" style:font-weight-complex="normal"/>
    </style:style>
    <style:style style:name="T118" style:family="text">
      <style:text-properties style:font-name="Monospace" fo:language="en" fo:country="US" fo:font-weight="bold" officeooo:rsid="07b19696" style:font-size-asian="10.5pt" style:font-weight-asian="bold" style:font-name-complex="David CLM1" style:font-weight-complex="bold"/>
    </style:style>
    <style:style style:name="T119" style:family="text">
      <style:text-properties style:font-name="Monospace" fo:language="en" fo:country="US" fo:font-weight="bold" officeooo:rsid="07b232bd" style:font-size-asian="10.5pt" style:font-weight-asian="bold" style:font-name-complex="David CLM1" style:font-weight-complex="bold"/>
    </style:style>
    <style:style style:name="T120" style:family="text">
      <style:text-properties style:font-name="Monospace" fo:language="en" fo:country="US" fo:font-weight="bold" officeooo:rsid="07cc5fbd" style:font-size-asian="10.5pt" style:font-weight-asian="bold" style:font-name-complex="David CLM1" style:font-weight-complex="bold"/>
    </style:style>
    <style:style style:name="T121" style:family="text">
      <style:text-properties style:font-name="Monospace" fo:language="en" fo:country="US" fo:font-weight="bold" officeooo:rsid="07fa5f42" style:font-size-asian="10.5pt" style:font-weight-asian="bold" style:font-name-complex="David CLM1" style:font-weight-complex="bold"/>
    </style:style>
    <style:style style:name="T122" style:family="text">
      <style:text-properties style:font-name="Monospace" fo:font-style="italic" officeooo:rsid="07733dd8" style:font-size-asian="10.5pt" style:font-style-asian="italic" style:font-name-complex="David CLM1" style:font-style-complex="italic" style:font-weight-complex="normal"/>
    </style:style>
    <style:style style:name="T123" style:family="text">
      <style:text-properties style:font-name="Monospace" fo:language="en" fo:country="US" officeooo:rsid="0838c88a" style:font-size-asian="10.5pt" style:font-name-complex="David CLM1" style:font-weight-complex="normal"/>
    </style:style>
    <style:style style:name="T124" style:family="text">
      <style:text-properties style:font-name="Monospace" fo:language="en" fo:country="US" officeooo:rsid="083f8b94" style:font-size-asian="10.5pt" style:font-name-complex="David CLM1" style:font-weight-complex="normal"/>
    </style:style>
    <style:style style:name="T125" style:family="text">
      <style:text-properties style:font-name="Monospace" fo:language="en" fo:country="US" officeooo:rsid="083fe4db" style:font-size-asian="10.5pt" style:font-name-complex="David CLM1" style:font-weight-complex="normal"/>
    </style:style>
    <style:style style:name="T126" style:family="text">
      <style:text-properties style:font-name="Monospace" fo:language="en" fo:country="US" officeooo:rsid="08451994" style:font-size-asian="10.5pt" style:font-name-complex="David CLM1" style:font-weight-complex="normal"/>
    </style:style>
    <style:style style:name="T127" style:family="text">
      <style:text-properties fo:font-weight="bold" style:font-weight-asian="bold" style:font-weight-complex="bold"/>
    </style:style>
    <style:style style:name="T128" style:family="text">
      <style:text-properties officeooo:rsid="0765244a"/>
    </style:style>
    <style:style style:name="T129" style:family="text">
      <style:text-properties officeooo:rsid="0782b284"/>
    </style:style>
    <style:style style:name="T130" style:family="text">
      <style:text-properties officeooo:rsid="07845fac"/>
    </style:style>
    <style:style style:name="T131" style:family="text">
      <style:text-properties style:text-position="sub 58%"/>
    </style:style>
    <style:style style:name="T132" style:family="text">
      <style:text-properties style:text-position="sub 58%" fo:language="en" fo:country="US"/>
    </style:style>
    <style:style style:name="T133" style:family="text">
      <style:text-properties style:text-position="sub 58%" fo:language="en" fo:country="US" officeooo:rsid="079029fd"/>
    </style:style>
    <style:style style:name="T134" style:family="text">
      <style:text-properties style:text-position="sub 58%" style:font-name="Monospace" fo:language="en" fo:country="US" style:font-size-asian="10.5pt" style:font-name-complex="David CLM1" style:font-weight-complex="normal"/>
    </style:style>
    <style:style style:name="T135" style:family="text">
      <style:text-properties style:text-position="sub 58%" style:font-name="Monospace" fo:language="en" fo:country="US" officeooo:rsid="07af2d20" style:font-size-asian="10.5pt" style:font-name-complex="David CLM1" style:font-weight-complex="normal"/>
    </style:style>
    <style:style style:name="T136" style:family="text">
      <style:text-properties style:text-position="sub 58%" style:font-name="Monospace" fo:language="en" fo:country="US" officeooo:rsid="07b46b66" style:font-size-asian="10.5pt" style:font-name-complex="David CLM1" style:font-weight-complex="normal"/>
    </style:style>
    <style:style style:name="T137" style:family="text">
      <style:text-properties style:text-position="sub 58%" style:font-name="Monospace" fo:language="en" fo:country="US" officeooo:rsid="07c4397c" style:font-size-asian="10.5pt" style:font-name-complex="David CLM1" style:font-weight-complex="normal"/>
    </style:style>
    <style:style style:name="T138" style:family="text">
      <style:text-properties style:text-position="sub 58%" style:font-name="Monospace" fo:language="en" fo:country="US" officeooo:rsid="07c7d1e8" style:font-size-asian="10.5pt" style:font-name-complex="David CLM1" style:font-weight-complex="normal"/>
    </style:style>
    <style:style style:name="T139" style:family="text">
      <style:text-properties style:text-position="sub 58%" style:font-name="Monospace" fo:language="en" fo:country="US" officeooo:rsid="07b63071" style:font-size-asian="10.5pt" style:font-name-complex="David CLM1" style:font-weight-complex="normal"/>
    </style:style>
    <style:style style:name="T140" style:family="text">
      <style:text-properties style:text-position="sub 58%" style:font-name="Monospace" fo:language="en" fo:country="US" officeooo:rsid="07ca4f50" style:font-size-asian="10.5pt" style:font-name-complex="David CLM1" style:font-weight-complex="normal"/>
    </style:style>
    <style:style style:name="T141" style:family="text">
      <style:text-properties style:text-position="sub 58%" style:font-name="Monospace" fo:language="en" fo:country="US" officeooo:rsid="07cce40e" style:font-size-asian="10.5pt" style:font-name-complex="David CLM1" style:font-weight-complex="normal"/>
    </style:style>
    <style:style style:name="T142" style:family="text">
      <style:text-properties style:text-position="sub 58%" style:font-name="Monospace" fo:language="en" fo:country="US" officeooo:rsid="07ccf128" style:font-size-asian="10.5pt" style:font-name-complex="David CLM1" style:font-weight-complex="normal"/>
    </style:style>
    <style:style style:name="T143" style:family="text">
      <style:text-properties style:text-position="sub 58%" style:font-name="Monospace" fo:language="en" fo:country="US" officeooo:rsid="07cdc6e2" style:font-size-asian="10.5pt" style:font-name-complex="David CLM1" style:font-weight-complex="normal"/>
    </style:style>
    <style:style style:name="T144" style:family="text">
      <style:text-properties style:text-position="sub 58%" style:font-name="Monospace" fo:language="en" fo:country="US" officeooo:rsid="07d26201" style:font-size-asian="10.5pt" style:font-name-complex="David CLM1" style:font-weight-complex="normal"/>
    </style:style>
    <style:style style:name="T145" style:family="text">
      <style:text-properties style:text-position="sub 58%" style:font-name="Monospace" fo:language="en" fo:country="US" officeooo:rsid="07d2b1c4" style:font-size-asian="10.5pt" style:font-name-complex="David CLM1" style:font-weight-complex="normal"/>
    </style:style>
    <style:style style:name="T146" style:family="text">
      <style:text-properties style:text-position="sub 58%" style:font-name="Monospace" fo:language="en" fo:country="US" officeooo:rsid="07d9f503" style:font-size-asian="10.5pt" style:font-name-complex="David CLM1" style:font-weight-complex="normal"/>
    </style:style>
    <style:style style:name="T147" style:family="text">
      <style:text-properties style:text-position="sub 58%" style:font-name="Monospace" fo:language="en" fo:country="US" officeooo:rsid="07e31f2c" style:font-size-asian="10.5pt" style:font-name-complex="David CLM1" style:font-weight-complex="normal"/>
    </style:style>
    <style:style style:name="T148" style:family="text">
      <style:text-properties style:text-position="sub 58%" style:font-name="Monospace" fo:language="en" fo:country="US" officeooo:rsid="07e4de26" style:font-size-asian="10.5pt" style:font-name-complex="David CLM1" style:font-weight-complex="normal"/>
    </style:style>
    <style:style style:name="T149" style:family="text">
      <style:text-properties style:text-position="sub 58%" style:font-name="Monospace" fo:language="en" fo:country="US" officeooo:rsid="07f51d4c" style:font-size-asian="10.5pt" style:font-name-complex="David CLM1" style:font-weight-complex="normal"/>
    </style:style>
    <style:style style:name="T150" style:family="text">
      <style:text-properties style:text-position="sub 58%" style:font-name="Monospace" fo:language="en" fo:country="US" officeooo:rsid="07fc1f6d" style:font-size-asian="10.5pt" style:font-name-complex="David CLM1" style:font-weight-complex="normal"/>
    </style:style>
    <style:style style:name="T151" style:family="text">
      <style:text-properties style:text-position="sub 58%" style:font-name="Monospace" fo:language="en" fo:country="US" officeooo:rsid="07fdf702" style:font-size-asian="10.5pt" style:font-name-complex="David CLM1" style:font-weight-complex="normal"/>
    </style:style>
    <style:style style:name="T152" style:family="text">
      <style:text-properties style:text-position="sub 58%" style:font-name="Monospace" fo:language="en" fo:country="US" officeooo:rsid="08024f58" style:font-size-asian="10.5pt" style:font-name-complex="David CLM1" style:font-weight-complex="normal"/>
    </style:style>
    <style:style style:name="T153" style:family="text">
      <style:text-properties style:text-position="sub 58%" style:font-name="Monospace" fo:language="en" fo:country="US" officeooo:rsid="080d8707" style:font-size-asian="10.5pt" style:font-name-complex="David CLM1" style:font-weight-complex="normal"/>
    </style:style>
    <style:style style:name="T154" style:family="text">
      <style:text-properties style:text-position="sub 58%" style:font-name="Monospace" fo:language="en" fo:country="US" officeooo:rsid="080f69b4" style:font-size-asian="10.5pt" style:font-name-complex="David CLM1" style:font-weight-complex="normal"/>
    </style:style>
    <style:style style:name="T155" style:family="text">
      <style:text-properties style:text-position="sub 58%" style:font-name="Monospace" fo:language="en" fo:country="US" officeooo:rsid="081312df" style:font-size-asian="10.5pt" style:font-name-complex="David CLM1" style:font-weight-complex="normal"/>
    </style:style>
    <style:style style:name="T156" style:family="text">
      <style:text-properties style:text-position="sub 58%" style:font-name="Monospace" fo:language="en" fo:country="US" officeooo:rsid="081b23dd" style:font-size-asian="10.5pt" style:font-name-complex="David CLM1" style:font-weight-complex="normal"/>
    </style:style>
    <style:style style:name="T157" style:family="text">
      <style:text-properties style:text-position="sub 58%" style:font-name="Monospace" fo:language="en" fo:country="US" officeooo:rsid="079029fd" style:font-size-asian="10.5pt" style:font-name-complex="David CLM1" style:font-weight-complex="normal"/>
    </style:style>
    <style:style style:name="T158" style:family="text">
      <style:text-properties style:text-position="sub 58%" style:font-name="Monospace" fo:language="en" fo:country="US" officeooo:rsid="07a11bbb" style:font-size-asian="10.5pt" style:font-name-complex="David CLM1" style:font-weight-complex="normal"/>
    </style:style>
    <style:style style:name="T159" style:family="text">
      <style:text-properties style:text-position="sub 58%" style:font-name="Monospace" fo:language="en" fo:country="US" officeooo:rsid="08451994" style:font-size-asian="10.5pt" style:font-name-complex="David CLM1" style:font-weight-complex="normal"/>
    </style:style>
    <style:style style:name="T160" style:family="text">
      <style:text-properties style:text-position="sub 58%" officeooo:rsid="07e7afcb"/>
    </style:style>
    <style:style style:name="T161" style:family="text">
      <style:text-properties officeooo:rsid="079029fd"/>
    </style:style>
    <style:style style:name="T162" style:family="text">
      <style:text-properties style:text-position="0% 100%" style:font-name="Monospace" fo:language="en" fo:country="US" style:font-size-asian="10.5pt" style:font-name-complex="David CLM1" style:font-weight-complex="normal"/>
    </style:style>
    <style:style style:name="T163" style:family="text">
      <style:text-properties style:text-position="0% 100%" style:font-name="Monospace" fo:language="en" fo:country="US" officeooo:rsid="07b46b66" style:font-size-asian="10.5pt" style:font-name-complex="David CLM1" style:font-weight-complex="normal"/>
    </style:style>
    <style:style style:name="T164" style:family="text">
      <style:text-properties style:text-position="0% 100%" style:font-name="Monospace" fo:language="en" fo:country="US" officeooo:rsid="07b53414" style:font-size-asian="10.5pt" style:font-name-complex="David CLM1" style:font-weight-complex="normal"/>
    </style:style>
    <style:style style:name="T165" style:family="text">
      <style:text-properties style:text-position="0% 100%" style:font-name="Monospace" fo:language="en" fo:country="US" officeooo:rsid="07b7f136" style:font-size-asian="10.5pt" style:font-name-complex="David CLM1" style:font-weight-complex="normal"/>
    </style:style>
    <style:style style:name="T166" style:family="text">
      <style:text-properties style:text-position="0% 100%" style:font-name="Monospace" fo:language="en" fo:country="US" officeooo:rsid="07bb2901" style:font-size-asian="10.5pt" style:font-name-complex="David CLM1" style:font-weight-complex="normal"/>
    </style:style>
    <style:style style:name="T167" style:family="text">
      <style:text-properties style:text-position="0% 100%" style:font-name="Monospace" fo:language="en" fo:country="US" officeooo:rsid="07c3b2d2" style:font-size-asian="10.5pt" style:font-name-complex="David CLM1" style:font-weight-complex="normal"/>
    </style:style>
    <style:style style:name="T168" style:family="text">
      <style:text-properties style:text-position="0% 100%" style:font-name="Monospace" fo:language="en" fo:country="US" officeooo:rsid="07c4397c" style:font-size-asian="10.5pt" style:font-name-complex="David CLM1" style:font-weight-complex="normal"/>
    </style:style>
    <style:style style:name="T169" style:family="text">
      <style:text-properties style:text-position="0% 100%" style:font-name="Monospace" fo:language="en" fo:country="US" officeooo:rsid="07c7d1e8" style:font-size-asian="10.5pt" style:font-name-complex="David CLM1" style:font-weight-complex="normal"/>
    </style:style>
    <style:style style:name="T170" style:family="text">
      <style:text-properties style:text-position="0% 100%" style:font-name="Monospace" fo:language="en" fo:country="US" officeooo:rsid="07ca4f50" style:font-size-asian="10.5pt" style:font-name-complex="David CLM1" style:font-weight-complex="normal"/>
    </style:style>
    <style:style style:name="T171" style:family="text">
      <style:text-properties style:text-position="0% 100%" style:font-name="Monospace" fo:language="en" fo:country="US" officeooo:rsid="07b63071" style:font-size-asian="10.5pt" style:font-name-complex="David CLM1" style:font-weight-complex="normal"/>
    </style:style>
    <style:style style:name="T172" style:family="text">
      <style:text-properties style:text-position="0% 100%" style:font-name="Monospace" fo:language="en" fo:country="US" officeooo:rsid="07cce40e" style:font-size-asian="10.5pt" style:font-name-complex="David CLM1" style:font-weight-complex="normal"/>
    </style:style>
    <style:style style:name="T173" style:family="text">
      <style:text-properties style:text-position="0% 100%" style:font-name="Monospace" fo:language="en" fo:country="US" officeooo:rsid="07d0ac41" style:font-size-asian="10.5pt" style:font-name-complex="David CLM1" style:font-weight-complex="normal"/>
    </style:style>
    <style:style style:name="T174" style:family="text">
      <style:text-properties style:text-position="0% 100%" style:font-name="Monospace" fo:language="en" fo:country="US" officeooo:rsid="07d25b5c" style:font-size-asian="10.5pt" style:font-name-complex="David CLM1" style:font-weight-complex="normal"/>
    </style:style>
    <style:style style:name="T175" style:family="text">
      <style:text-properties style:text-position="0% 100%" style:font-name="Monospace" fo:language="en" fo:country="US" officeooo:rsid="07d26201" style:font-size-asian="10.5pt" style:font-name-complex="David CLM1" style:font-weight-complex="normal"/>
    </style:style>
    <style:style style:name="T176" style:family="text">
      <style:text-properties style:text-position="0% 100%" style:font-name="Monospace" fo:language="en" fo:country="US" officeooo:rsid="07d2b1c4" style:font-size-asian="10.5pt" style:font-name-complex="David CLM1" style:font-weight-complex="normal"/>
    </style:style>
    <style:style style:name="T177" style:family="text">
      <style:text-properties style:text-position="0% 100%" style:font-name="Monospace" fo:language="en" fo:country="US" officeooo:rsid="07d44ed0" style:font-size-asian="10.5pt" style:font-name-complex="David CLM1" style:font-weight-complex="normal"/>
    </style:style>
    <style:style style:name="T178" style:family="text">
      <style:text-properties style:text-position="0% 100%" style:font-name="Monospace" fo:language="en" fo:country="US" officeooo:rsid="07d9f503" style:font-size-asian="10.5pt" style:font-name-complex="David CLM1" style:font-weight-complex="normal"/>
    </style:style>
    <style:style style:name="T179" style:family="text">
      <style:text-properties style:text-position="0% 100%" style:font-name="Monospace" fo:language="en" fo:country="US" officeooo:rsid="07dd0f5f" style:font-size-asian="10.5pt" style:font-name-complex="David CLM1" style:font-weight-complex="normal"/>
    </style:style>
    <style:style style:name="T180" style:family="text">
      <style:text-properties style:text-position="0% 100%" style:font-name="Monospace" fo:language="en" fo:country="US" officeooo:rsid="07dde0ab" style:font-size-asian="10.5pt" style:font-name-complex="David CLM1" style:font-weight-complex="normal"/>
    </style:style>
    <style:style style:name="T181" style:family="text">
      <style:text-properties style:text-position="0% 100%" style:font-name="Monospace" fo:language="en" fo:country="US" officeooo:rsid="07cf5727" style:font-size-asian="10.5pt" style:font-name-complex="David CLM1" style:font-weight-complex="normal"/>
    </style:style>
    <style:style style:name="T182" style:family="text">
      <style:text-properties style:text-position="0% 100%" style:font-name="Monospace" fo:language="en" fo:country="US" officeooo:rsid="07e31f2c" style:font-size-asian="10.5pt" style:font-name-complex="David CLM1" style:font-weight-complex="normal"/>
    </style:style>
    <style:style style:name="T183" style:family="text">
      <style:text-properties style:text-position="0% 100%" style:font-name="Monospace" fo:language="en" fo:country="US" officeooo:rsid="07e4de26" style:font-size-asian="10.5pt" style:font-name-complex="David CLM1" style:font-weight-complex="normal"/>
    </style:style>
    <style:style style:name="T184" style:family="text">
      <style:text-properties style:text-position="0% 100%" style:font-name="Monospace" fo:language="en" fo:country="US" officeooo:rsid="07e13941" style:font-size-asian="10.5pt" style:font-name-complex="David CLM1" style:font-weight-complex="normal"/>
    </style:style>
    <style:style style:name="T185" style:family="text">
      <style:text-properties style:text-position="0% 100%" style:font-name="Monospace" fo:language="en" fo:country="US" officeooo:rsid="07e69f43" style:font-size-asian="10.5pt" style:font-name-complex="David CLM1" style:font-weight-complex="normal"/>
    </style:style>
    <style:style style:name="T186" style:family="text">
      <style:text-properties style:text-position="0% 100%" style:font-name="Monospace" fo:language="en" fo:country="US" officeooo:rsid="07e989fd" style:font-size-asian="10.5pt" style:font-name-complex="David CLM1" style:font-weight-complex="normal"/>
    </style:style>
    <style:style style:name="T187" style:family="text">
      <style:text-properties style:text-position="0% 100%" style:font-name="Monospace" fo:language="en" fo:country="US" officeooo:rsid="07f0b236" style:font-size-asian="10.5pt" style:font-name-complex="David CLM1" style:font-weight-complex="normal"/>
    </style:style>
    <style:style style:name="T188" style:family="text">
      <style:text-properties style:text-position="0% 100%" style:font-name="Monospace" fo:language="en" fo:country="US" officeooo:rsid="07f291cd" style:font-size-asian="10.5pt" style:font-name-complex="David CLM1" style:font-weight-complex="normal"/>
    </style:style>
    <style:style style:name="T189" style:family="text">
      <style:text-properties style:text-position="0% 100%" style:font-name="Monospace" fo:language="en" fo:country="US" officeooo:rsid="07d9c338" style:font-size-asian="10.5pt" style:font-name-complex="David CLM1" style:font-weight-complex="normal"/>
    </style:style>
    <style:style style:name="T190" style:family="text">
      <style:text-properties style:text-position="0% 100%" style:font-name="Monospace" fo:language="en" fo:country="US" officeooo:rsid="07f34d34" style:font-size-asian="10.5pt" style:font-name-complex="David CLM1" style:font-weight-complex="normal"/>
    </style:style>
    <style:style style:name="T191" style:family="text">
      <style:text-properties style:text-position="0% 100%" style:font-name="Monospace" fo:language="en" fo:country="US" officeooo:rsid="07f40cca" style:font-size-asian="10.5pt" style:font-name-complex="David CLM1" style:font-weight-complex="normal"/>
    </style:style>
    <style:style style:name="T192" style:family="text">
      <style:text-properties style:text-position="0% 100%" style:font-name="Monospace" fo:language="en" fo:country="US" officeooo:rsid="07f51d4c" style:font-size-asian="10.5pt" style:font-name-complex="David CLM1" style:font-weight-complex="normal"/>
    </style:style>
    <style:style style:name="T193" style:family="text">
      <style:text-properties style:text-position="0% 100%" style:font-name="Monospace" fo:language="en" fo:country="US" officeooo:rsid="07f62881" style:font-size-asian="10.5pt" style:font-name-complex="David CLM1" style:font-weight-complex="normal"/>
    </style:style>
    <style:style style:name="T194" style:family="text">
      <style:text-properties style:text-position="0% 100%" style:font-name="Monospace" fo:language="en" fo:country="US" officeooo:rsid="07fc1f6d" style:font-size-asian="10.5pt" style:font-name-complex="David CLM1" style:font-weight-complex="normal"/>
    </style:style>
    <style:style style:name="T195" style:family="text">
      <style:text-properties style:text-position="0% 100%" style:font-name="Monospace" fo:language="en" fo:country="US" officeooo:rsid="07fdf702" style:font-size-asian="10.5pt" style:font-name-complex="David CLM1" style:font-weight-complex="normal"/>
    </style:style>
    <style:style style:name="T196" style:family="text">
      <style:text-properties style:text-position="0% 100%" style:font-name="Monospace" fo:language="en" fo:country="US" officeooo:rsid="08016863" style:font-size-asian="10.5pt" style:font-name-complex="David CLM1" style:font-weight-complex="normal"/>
    </style:style>
    <style:style style:name="T197" style:family="text">
      <style:text-properties style:text-position="0% 100%" style:font-name="Monospace" fo:language="en" fo:country="US" officeooo:rsid="08024f58" style:font-size-asian="10.5pt" style:font-name-complex="David CLM1" style:font-weight-complex="normal"/>
    </style:style>
    <style:style style:name="T198" style:family="text">
      <style:text-properties style:text-position="0% 100%" style:font-name="Monospace" fo:language="en" fo:country="US" officeooo:rsid="08043e5c" style:font-size-asian="10.5pt" style:font-name-complex="David CLM1" style:font-weight-complex="normal"/>
    </style:style>
    <style:style style:name="T199" style:family="text">
      <style:text-properties style:text-position="0% 100%" style:font-name="Monospace" fo:language="en" fo:country="US" officeooo:rsid="08087ad5" style:font-size-asian="10.5pt" style:font-name-complex="David CLM1" style:font-weight-complex="normal"/>
    </style:style>
    <style:style style:name="T200" style:family="text">
      <style:text-properties style:text-position="0% 100%" style:font-name="Monospace" fo:language="en" fo:country="US" officeooo:rsid="080a7256" style:font-size-asian="10.5pt" style:font-name-complex="David CLM1" style:font-weight-complex="normal"/>
    </style:style>
    <style:style style:name="T201" style:family="text">
      <style:text-properties style:text-position="0% 100%" style:font-name="Monospace" fo:language="en" fo:country="US" officeooo:rsid="080bd5f6" style:font-size-asian="10.5pt" style:font-name-complex="David CLM1" style:font-weight-complex="normal"/>
    </style:style>
    <style:style style:name="T202" style:family="text">
      <style:text-properties style:text-position="0% 100%" style:font-name="Monospace" fo:language="en" fo:country="US" officeooo:rsid="080d8707" style:font-size-asian="10.5pt" style:font-name-complex="David CLM1" style:font-weight-complex="normal"/>
    </style:style>
    <style:style style:name="T203" style:family="text">
      <style:text-properties style:text-position="0% 100%" style:font-name="Monospace" fo:language="en" fo:country="US" officeooo:rsid="080dff0d" style:font-size-asian="10.5pt" style:font-name-complex="David CLM1" style:font-weight-complex="normal"/>
    </style:style>
    <style:style style:name="T204" style:family="text">
      <style:text-properties style:text-position="0% 100%" style:font-name="Monospace" fo:language="en" fo:country="US" officeooo:rsid="080f69b4" style:font-size-asian="10.5pt" style:font-name-complex="David CLM1" style:font-weight-complex="normal"/>
    </style:style>
    <style:style style:name="T205" style:family="text">
      <style:text-properties style:text-position="0% 100%" style:font-name="Monospace" fo:language="en" fo:country="US" officeooo:rsid="081060dc" style:font-size-asian="10.5pt" style:font-name-complex="David CLM1" style:font-weight-complex="normal"/>
    </style:style>
    <style:style style:name="T206" style:family="text">
      <style:text-properties style:text-position="0% 100%" style:font-name="Monospace" fo:language="en" fo:country="US" officeooo:rsid="081312df" style:font-size-asian="10.5pt" style:font-name-complex="David CLM1" style:font-weight-complex="normal"/>
    </style:style>
    <style:style style:name="T207" style:family="text">
      <style:text-properties style:text-position="0% 100%" style:font-name="Monospace" fo:language="en" fo:country="US" officeooo:rsid="0811afe9" style:font-size-asian="10.5pt" style:font-name-complex="David CLM1" style:font-weight-complex="normal"/>
    </style:style>
    <style:style style:name="T208" style:family="text">
      <style:text-properties style:text-position="0% 100%" style:font-name="Monospace" fo:language="en" fo:country="US" officeooo:rsid="08063a39" style:font-size-asian="10.5pt" style:font-name-complex="David CLM1" style:font-weight-complex="normal"/>
    </style:style>
    <style:style style:name="T209" style:family="text">
      <style:text-properties style:text-position="0% 100%" style:font-name="Monospace" fo:language="en" fo:country="US" officeooo:rsid="0813de1c" style:font-size-asian="10.5pt" style:font-name-complex="David CLM1" style:font-weight-complex="normal"/>
    </style:style>
    <style:style style:name="T210" style:family="text">
      <style:text-properties style:text-position="0% 100%" style:font-name="Monospace" fo:language="en" fo:country="US" officeooo:rsid="0815f1b7" style:font-size-asian="10.5pt" style:font-name-complex="David CLM1" style:font-weight-complex="normal"/>
    </style:style>
    <style:style style:name="T211" style:family="text">
      <style:text-properties style:text-position="0% 100%" style:font-name="Monospace" fo:language="en" fo:country="US" officeooo:rsid="081b23dd" style:font-size-asian="10.5pt" style:font-name-complex="David CLM1" style:font-weight-complex="normal"/>
    </style:style>
    <style:style style:name="T212" style:family="text">
      <style:text-properties style:text-position="0% 100%" style:font-name="Monospace" fo:language="en" fo:country="US" officeooo:rsid="08195160" style:font-size-asian="10.5pt" style:font-name-complex="David CLM1" style:font-weight-complex="normal"/>
    </style:style>
    <style:style style:name="T213" style:family="text">
      <style:text-properties style:text-position="0% 100%" style:font-name="Monospace" fo:language="en" fo:country="US" officeooo:rsid="081d7090" style:font-size-asian="10.5pt" style:font-name-complex="David CLM1" style:font-weight-complex="normal"/>
    </style:style>
    <style:style style:name="T214" style:family="text">
      <style:text-properties style:text-position="0% 100%" style:font-name="Monospace" fo:language="en" fo:country="US" officeooo:rsid="081f0bbf" style:font-size-asian="10.5pt" style:font-name-complex="David CLM1" style:font-weight-complex="normal"/>
    </style:style>
    <style:style style:name="T215" style:family="text">
      <style:text-properties style:text-position="0% 100%" style:font-name="Monospace" fo:language="en" fo:country="US" officeooo:rsid="081fed1e" style:font-size-asian="10.5pt" style:font-name-complex="David CLM1" style:font-weight-complex="normal"/>
    </style:style>
    <style:style style:name="T216" style:family="text">
      <style:text-properties style:text-position="0% 100%" style:font-name="Monospace" fo:language="en" fo:country="US" officeooo:rsid="08241491" style:font-size-asian="10.5pt" style:font-name-complex="David CLM1" style:font-weight-complex="normal"/>
    </style:style>
    <style:style style:name="T217" style:family="text">
      <style:text-properties style:text-position="0% 100%" style:font-name="Monospace" fo:language="en" fo:country="US" officeooo:rsid="082494f7" style:font-size-asian="10.5pt" style:font-name-complex="David CLM1" style:font-weight-complex="normal"/>
    </style:style>
    <style:style style:name="T218" style:family="text">
      <style:text-properties style:text-position="0% 100%" style:font-name="Monospace" fo:language="en" fo:country="US" officeooo:rsid="082515ec" style:font-size-asian="10.5pt" style:font-name-complex="David CLM1" style:font-weight-complex="normal"/>
    </style:style>
    <style:style style:name="T219" style:family="text">
      <style:text-properties style:text-position="0% 100%" style:font-name="Monospace" fo:language="en" fo:country="US" officeooo:rsid="08268e4b" style:font-size-asian="10.5pt" style:font-name-complex="David CLM1" style:font-weight-complex="normal"/>
    </style:style>
    <style:style style:name="T220" style:family="text">
      <style:text-properties style:text-position="0% 100%" style:font-name="Monospace" fo:language="en" fo:country="US" officeooo:rsid="0826a2de" style:font-size-asian="10.5pt" style:font-name-complex="David CLM1" style:font-weight-complex="normal"/>
    </style:style>
    <style:style style:name="T221" style:family="text">
      <style:text-properties style:text-position="0% 100%" style:font-name="Monospace" fo:language="en" fo:country="US" officeooo:rsid="0827015d" style:font-size-asian="10.5pt" style:font-name-complex="David CLM1" style:font-weight-complex="normal"/>
    </style:style>
    <style:style style:name="T222" style:family="text">
      <style:text-properties style:text-position="0% 100%" style:font-name="Monospace" fo:language="en" fo:country="US" officeooo:rsid="0827f076" style:font-size-asian="10.5pt" style:font-name-complex="David CLM1" style:font-weight-complex="normal"/>
    </style:style>
    <style:style style:name="T223" style:family="text">
      <style:text-properties style:text-position="0% 100%" style:font-name="Monospace" fo:language="en" fo:country="US" officeooo:rsid="081cb83a" style:font-size-asian="10.5pt" style:font-name-complex="David CLM1" style:font-weight-complex="normal"/>
    </style:style>
    <style:style style:name="T224" style:family="text">
      <style:text-properties style:text-position="0% 100%" style:font-name="Monospace" fo:language="en" fo:country="US" fo:font-style="italic" style:font-size-asian="10.5pt" style:font-style-asian="italic" style:font-name-complex="David CLM1" style:font-style-complex="italic" style:font-weight-complex="normal"/>
    </style:style>
    <style:style style:name="T225" style:family="text">
      <style:text-properties style:text-position="0% 100%" style:font-name="Monospace" fo:language="en" fo:country="US" fo:font-style="italic" officeooo:rsid="07f0b236" style:font-size-asian="10.5pt" style:font-style-asian="italic" style:font-name-complex="David CLM1" style:font-style-complex="italic" style:font-weight-complex="normal"/>
    </style:style>
    <style:style style:name="T226" style:family="text">
      <style:text-properties style:text-position="0% 100%" style:font-name="Monospace" fo:language="en" fo:country="US" fo:font-style="italic" officeooo:rsid="07e989fd" style:font-size-asian="10.5pt" style:font-style-asian="italic" style:font-name-complex="David CLM1" style:font-style-complex="italic" style:font-weight-complex="normal"/>
    </style:style>
    <style:style style:name="T227" style:family="text">
      <style:text-properties style:text-position="0% 100%" style:font-name="Monospace" fo:language="en" fo:country="US" fo:font-style="normal" officeooo:rsid="07f0b236" style:font-size-asian="10.5pt" style:font-style-asian="normal" style:font-name-complex="David CLM1" style:font-style-complex="normal" style:font-weight-complex="normal"/>
    </style:style>
    <style:style style:name="T228" style:family="text">
      <style:text-properties style:text-position="0% 100%" style:font-name="Nachlieli CLM" fo:language="en" fo:country="US" officeooo:rsid="07c52395" style:font-name-asian="Nachlieli CLM" style:font-size-asian="10.5pt" style:font-name-complex="Nachlieli CLM" style:font-weight-complex="normal"/>
    </style:style>
    <style:style style:name="T229" style:family="text">
      <style:text-properties officeooo:rsid="07c354ff"/>
    </style:style>
    <style:style style:name="T230" style:family="text">
      <style:text-properties officeooo:rsid="07e31f2c"/>
    </style:style>
    <style:style style:name="T231" style:family="text">
      <style:text-properties officeooo:rsid="07e7afcb"/>
    </style:style>
    <style:style style:name="T232" style:family="text">
      <style:text-properties fo:font-style="italic" style:font-style-asian="italic" style:font-style-complex="italic"/>
    </style:style>
    <style:style style:name="T233" style:family="text">
      <style:text-properties fo:font-style="italic" officeooo:rsid="07e7afcb" style:font-style-asian="italic" style:font-style-complex="italic"/>
    </style:style>
    <style:style style:name="T234" style:family="text">
      <style:text-properties officeooo:rsid="07e989fd"/>
    </style:style>
    <style:style style:name="T235" style:family="text">
      <style:text-properties officeooo:rsid="07f51d4c"/>
    </style:style>
    <style:style style:name="T236" style:family="text">
      <style:text-properties officeooo:rsid="07f62881"/>
    </style:style>
    <style:style style:name="T237" style:family="text">
      <style:text-properties officeooo:rsid="07f99e13"/>
    </style:style>
    <style:style style:name="T238" style:family="text">
      <style:text-properties officeooo:rsid="082c993e"/>
    </style:style>
    <style:style style:name="T239" style:family="text">
      <style:text-properties officeooo:rsid="077709c8"/>
    </style:style>
    <style:style style:name="T240" style:family="text">
      <style:text-properties officeooo:rsid="0841935b"/>
    </style:style>
    <style:style style:name="T241" style:family="text">
      <style:text-properties officeooo:rsid="08451994"/>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חלוקה הוגנת <text:span text:style-name="T128">מלבד חפץ אחד</text:span></text:h>
      <text:p text:style-name="P38">חפצים שונים וזכויות שוות</text:p>
      <text:p text:style-name="P3"><text:span text:style-name="T20">כשיש חפצים זהים </text:span><text:span text:style-name="T21">וזכויות שוות</text:span><text:span text:style-name="T20">, ברור לנו שכל שחקן צריך לקבל כמעט את אותו מספר חפצים – ההפרש צריך להיות לכל היותר 1. </text:span><text:span text:style-name="T22">הכללה טבעית לעקרון זה כשהחפצים שונים היא:</text:span></text:p>
      <text:p text:style-name="P6"><text:span text:style-name="T127">הגדרה</text:span>: חלוקה נקראת “ללא קנאה מלבד 1” (Envy Free except 1, EF1) אם לכל שני שחקנים <text:span text:style-name="T23"><text:s/>i, j</text:span> קיים חפץ בסל של שחקן <text:span text:style-name="T65">j</text:span>, שאם נסיר אותו - אז שחקן <text:span text:style-name="T65">i</text:span> לא יקנא.</text:p>
      <text:p text:style-name="Standard"><text:span text:style-name="T14">במקרה הפרטי של חפצים זהים, חלוקה היא </text:span><text:span text:style-name="T12">EF1 אם-ורק-אם ההפרש בין מספרי החפצים שמקבל כל שחקן הוא לכל היותר 1.</text:span></text:p>
      <text:p text:style-name="Standard"><text:span text:style-name="T1">האם תמיד קיימת חלוקה </text:span><text:span text:style-name="T6">EF1</text:span><text:span text:style-name="T1">?</text:span><text:span text:style-name="T2"> התשובה היא כן. הנה אחד האלגוריתמים הפשוטים למציאת חלוקה כזא</text:span><text:span text:style-name="T3">ת; </text:span><text:span text:style-name="T4">אלגוריתם </text:span><text:span text:style-name="T13">שילדים משתמשים בו עד היום כדי לבחור שחקנים לקבוצות כדורגל. הוא נקרא באנגלית</text:span><text:span text:style-name="T8"> round robin. בעברית אפשר לקרוא לו "אלגוריתם הס</text:span><text:span text:style-name="T11">ֶ</text:span><text:span text:style-name="T8">ב</text:span><text:span text:style-name="T11">ֶ</text:span><text:span text:style-name="T8">ב":</text:span></text:p>
      <text:list xml:id="list1787175548" text:style-name="L1">
        <text:list-item>
          <text:p text:style-name="P41"><text:span text:style-name="T8">מ</text:span><text:span text:style-name="T7">סדרים את השחקנים בסדר שרירותי כלשהו.</text:span></text:p>
        </text:list-item>
        <text:list-item>
          <text:p text:style-name="P41"><text:span text:style-name="T10">כל שחקן </text:span><text:span text:style-name="T9">לוקח, מבין החפצים שנשארו, את החפץ שהוא הכי רוצה.</text:span></text:p>
        </text:list-item>
        <text:list-item>
          <text:p text:style-name="P41">אם נשארים חפצים – חוזרים לשלב 2.</text:p>
        </text:list-item>
      </text:list>
      <text:p text:style-name="Standard"><text:span text:style-name="T19">מ</text:span><text:span text:style-name="T17">שפט</text:span><text:span text:style-name="T15">: </text:span><text:span text:style-name="T16">החלוקה המוחזרת ע"י אלגוריתם הסבב היא </text:span><text:span text:style-name="T18">EF1.</text:span></text:p>
      <text:p text:style-name="Standard"><text:span text:style-name="T127">הוכחה</text:span>: קודם-כל נוכיח, שעבור השחקן הראשון בסבב (שחקן 1), החלוקה היא ללא-קנאה לגמרי. נשווה את הסל שמקבל שחקן 1 לסל שמקבל שחקן אחר כלשהו, נניח <text:span text:style-name="T51">j</text:span><text:span text:style-name="T23">. </text:span><text:span text:style-name="T24">לכל </text:span><text:span text:style-name="T47">חפץ </text:span><text:span text:style-name="T48">x </text:span><text:span text:style-name="T47">שנמצא בסל של שחקן </text:span><text:span text:style-name="T51">j</text:span><text:span text:style-name="T47">, </text:span><text:span text:style-name="T48">נתאים את החפץ y ששחקן 1 בחר באותו סבב. כיוון ששחקן 1 בחר לפני שחקן </text:span><text:span text:style-name="T51">j</text:span><text:span text:style-name="T48">, החפץ x היה זמין כשהוא בחר את חפץ y, <text:s/>ומכאן שחפץ y שווה עבורו לפחות כמו חפץ x. </text:span><text:span text:style-name="T49">נחבר את כל הערכים של החפצים x בסל של שחקן </text:span><text:span text:style-name="T51">j</text:span><text:span text:style-name="T49">, ואת כל הערכים של החפצים y בסל של שחקן 1, ונקבל </text:span><text:span text:style-name="T50">ש</text:span><text:span text:style-name="T49">הסל של שחקן 1 </text:span><text:span text:style-name="T50">שווה בעיניו לפחות כמו הסל של שחקן </text:span><text:span text:style-name="T51">j</text:span><text:span text:style-name="T50">.</text:span></text:p>
      <text:p text:style-name="Standard"><text:span text:style-name="T50">ע</text:span><text:span text:style-name="T51">כשיו נתבונן בשחקן אחר כלשהו, i. אם נוריד מהסל</text:span><text:span text:style-name="T54">ים</text:span><text:span text:style-name="T51"> של השחקנים 1, 2, …, i-1 את החפץ </text:span><text:span text:style-name="T111">הראשון </text:span><text:span text:style-name="T51">שהם בחרו, </text:span><text:span text:style-name="T52">נקבל סדרה חדשה של בחירות, שבה שחקן i בוחר ראשון. לפי הפיסקה הקודמת, בסלים הנוצרים על-ידי בחירה זו, שחקן i </text:span><text:span text:style-name="T53">אינו </text:span><text:span text:style-name="T52">מקנא בכלל. לכן, </text:span><text:span text:style-name="T54">בסלים הנוצרים ע"י הסדרה כולה, שחקן i אינו מקנא </text:span><text:span text:style-name="T55">עד-כדי חפץ אחד – וזו בדיוק ההגדרה של חלוקה EF1. ***</text:span></text:p>
      <text:p text:style-name="Heading_20_2">חפצים שונים וזכויות שונות</text:p>
      <text:p text:style-name="P46"><text:span text:style-name="T32">עכשיו נשלב את שתי ההכללות: </text:span><text:span text:style-name="T33">נניח שהחפצים </text:span><text:span text:style-name="T122">שונים</text:span><text:span text:style-name="T33"> וגם הזכויות </text:span><text:span text:style-name="T122">שונות</text:span><text:span text:style-name="T33">. דוגמה לבעיה כזאת היא חלוקת תיקים בין מפלגות בקואליציה. בישראל, חלוקת התיקים נקבעת על-ידי משא-ומתן מייגע בין המפלגות, שיכול להימשך שבועות רבים, ועלול גם לגרום </text:span><text:span text:style-name="T34">לכישלון בהרכבת ממשלה</text:span><text:span text:style-name="T35">. </text:span><text:span text:style-name="T43">האם יש שיטה </text:span><text:span text:style-name="T44">טובה יותר</text:span><text:span text:style-name="T43">? </text:span><text:span text:style-name="T44">לשם כך אנחנו צריכים קודם-כל להגדיר את תכונת ההגינות שאנחנו רוצים – הכללה של חלוקה ללא-קנאה ושל חלוקה ללא-קנאה-עד-כדי-חפץ-אחד.</text:span></text:p>
      <text:p text:style-name="P47"><text:span text:style-name="T127">הגדרה</text:span>: חלוקה נקראת “ללא קנאה משוקללת” (באנגלית: <text:span text:style-name="T23">Weighted envy-free </text:span><text:span text:style-name="T25">או WEF</text:span><text:span text:style-name="T23">), אם לכל שני שחקנים i, j עם זכויות w</text:span><text:span text:style-name="T132">i</text:span><text:span text:style-name="T23">, w</text:span><text:span text:style-name="T132">j</text:span><text:span text:style-name="T23">, מתקיים:</text:span></text:p>
      <text:p text:style-name="P69"><text:span text:style-name="T73">V</text:span><text:span text:style-name="T131">i</text:span>(X<text:span text:style-name="T131">i</text:span>)/w<text:span text:style-name="T131">i</text:span> ≥ <text:span text:style-name="T73">V</text:span><text:span text:style-name="T133">i</text:span>(X<text:span text:style-name="T131">j</text:span>)/w<text:span text:style-name="T131">j</text:span>.</text:p>
      <text:p text:style-name="P57"><text:span text:style-name="T161">כלומר: </text:span><text:span text:style-name="T38">שחקן </text:span><text:span text:style-name="T64">i מעריך את הסל שלו, ביחס למשקל שלו, לפחות כמו שהוא מעריך את הסל של כל שחקן אחר j, ביחס למשקל של j.</text:span></text:p>
      <text:p text:style-name="P58"><text:soft-page-break/><text:span text:style-name="T66">עכשיו נגדיר הכללה של EF1 </text:span><text:span text:style-name="T67">לשחקנים עם זכויות שונות. במחשבה ראשונה נראה שהכללה הנכונה היא: לכל שני שחקנים i, j, </text:span><text:span text:style-name="T68">קיים חפץ בסל של j, שאם נסיר אותו, אז יתקיים התנאי WEF. אבל זו לא האפשרות היחידה; ניתן להציג את EF1 גם באופן אחר. </text:span><text:span text:style-name="T69">במקום להתייחס למצב היפותטי שאנחנו </text:span><text:span text:style-name="T112">מסירים </text:span><text:span text:style-name="T68">את החפץ מהסל של j, אפשר </text:span><text:span text:style-name="T69">להתייחס למצב היפותטי שאנחנו </text:span><text:span text:style-name="T112">משכפלים</text:span><text:span text:style-name="T69"> את החפץ אל הסל של i. </text:span><text:span text:style-name="T70">כאשר הזכויות שוות, כל המצבים ההיפותטיים האלה שקולים, כי הקנאה נקבעת על-פי הפרש הערכים בין הסל של i לבין הסל של j – </text:span><text:span text:style-name="T73">האם הביטוי V</text:span><text:span text:style-name="T135">i</text:span><text:span text:style-name="T73">(X</text:span><text:span text:style-name="T135">i</text:span><text:span text:style-name="T73">) – V</text:span><text:span text:style-name="T157">i</text:span><text:span text:style-name="T73">(X</text:span><text:span text:style-name="T135">j</text:span><text:span text:style-name="T73">) חיובי או שלילי. </text:span><text:span text:style-name="T104">תנאי </text:span><text:span text:style-name="T104">EF1 פשוט אומר, שההפרש הזה צריך להיות לכל היותר ערכו של החפץ הגדול ביותר בסל של j.</text:span><text:span text:style-name="T73"> </text:span><text:span text:style-name="T70">אבל כאשר הזכויות שונות, המצבים האלה לא שקולים, כי הקנאה הממושקלת נקבעת על-ידי הפרש ממושקל של הערכים: </text:span></text:p>
      <text:p text:style-name="P70"><text:span text:style-name="T73">V</text:span><text:span text:style-name="T158">i</text:span><text:span text:style-name="T70">(X</text:span><text:span text:style-name="T158">i</text:span><text:span text:style-name="T70">)/w</text:span><text:span text:style-name="T158">i</text:span><text:span text:style-name="T70"> – </text:span><text:span text:style-name="T73">V</text:span><text:span text:style-name="T157">i</text:span><text:span text:style-name="T70">(X</text:span><text:span text:style-name="T158">j</text:span><text:span text:style-name="T70">)/w</text:span><text:span text:style-name="T158">j.</text:span></text:p>
      <text:p text:style-name="P60"><text:span text:style-name="T109">אם התנאי מתייחס להסרת חפץ כלשהו מהסל של </text:span><text:span text:style-name="T109">j (נניח </text:span><text:span text:style-name="T126">ש</text:span><text:span text:style-name="T109">החפץ הזה הוא </text:span><text:span text:style-name="T126">g</text:span><text:span text:style-name="T109">), אז רמת הקנאה המותרת היא </text:span><text:span text:style-name="T126">V</text:span><text:span text:style-name="T159">i</text:span><text:span text:style-name="T126">(g)</text:span><text:span text:style-name="T109">/</text:span><text:span text:style-name="T70">w</text:span><text:span text:style-name="T158">j</text:span><text:span text:style-name="T109">; <text:s/>ואם התנאי מתייחס לשיכפול חפץ כלשהו לסל של i, אז רמת הקנאה המותרת היא<text:line-break/> </text:span><text:span text:style-name="T126">V</text:span><text:span text:style-name="T159">i</text:span><text:span text:style-name="T126">(g)</text:span><text:span text:style-name="T109">/</text:span><text:span text:style-name="T70">w</text:span><text:span text:style-name="T158">i </text:span><text:span text:style-name="T109">.</text:span><text:span text:style-name="T70"> <text:s/></text:span><text:span text:style-name="T105">ככל שמחלקים במספר </text:span><text:span text:style-name="T116">גדול</text:span><text:span text:style-name="T105"> יותר – </text:span><text:span text:style-name="T106">רמת הקנאה המותרת היא </text:span><text:span text:style-name="T117">קטנה</text:span><text:span text:style-name="T106"> יותר. לכן, בעלי הזכויות הקטנות יעדיפו שנחלק בזכות של השחקן השני (-הסרת חפץ), ובעלי הזכויות הגדולות יעדיפו שנחלק בזכות שלהם (-</text:span><text:span text:style-name="T107">הוספת</text:span><text:span text:style-name="T106"> חפץ). </text:span><text:span text:style-name="T108">אפשר להציע פשרה בין בעלי הזכויות הקטנות לגדולות, </text:span><text:span text:style-name="T125">ולהגדיר את רמת הקנאה המותרת כממוצע משוקלל של שתי הרמות:</text:span></text:p>
      <text:p text:style-name="P71"><text:span text:style-name="T125">0.5*</text:span><text:span text:style-name="T126">V</text:span><text:span text:style-name="T159">i</text:span><text:span text:style-name="T126">(g)</text:span><text:span text:style-name="T109">/</text:span><text:span text:style-name="T70">w</text:span><text:span text:style-name="T158">j</text:span><text:span text:style-name="T125"> + 0.5*</text:span><text:span text:style-name="T126">V</text:span><text:span text:style-name="T159">i</text:span><text:span text:style-name="T126">(g)</text:span><text:span text:style-name="T109">/</text:span><text:span text:style-name="T70">w</text:span><text:span text:style-name="T158">i</text:span></text:p>
      <text:p text:style-name="P66"><text:span text:style-name="T70">כ</text:span><text:span text:style-name="T46">ל אחד מהתנאים הללו ניתן להגדיר כ"חלוקה ללא קנאה משוקללת עד כדי חפץ אחד". האם אפשר להבטיח אחד או יותר מהתנאים הללו?</text:span></text:p>
      <text:p text:style-name="P66"><text:span text:style-name="T46"/></text:p>
      <text:p text:style-name="P59"><text:span text:style-name="T110">- התשובה היא כן, והאלגוריתם הוא שילוב בין שני האלגוריתמים שראינו לחפצים זהים וזכויות שונות, וחפצים שונים וזכויות זהות. </text:span><text:span text:style-name="T37">נבחר פונקצייה </text:span><text:span text:style-name="T39">מונוטונית-עולה </text:span><text:span text:style-name="T37">כלשהי </text:span><text:span text:style-name="T62">f, </text:span><text:span text:style-name="T63">ונבצע את הלולאה הבאה:</text:span></text:p>
      <text:list xml:id="list66775044" text:style-name="L2">
        <text:list-item>
          <text:p text:style-name="P42"><text:span text:style-name="T57">כל עוד </text:span><text:span text:style-name="T58">יש </text:span><text:span text:style-name="T60">חפצים</text:span><text:span text:style-name="T58"> </text:span><text:span text:style-name="T57">פנויים:</text:span></text:p>
          <text:list>
            <text:list-item>
              <text:p text:style-name="P43"><text:span text:style-name="T46">מחשבים, עבור כל </text:span><text:span text:style-name="T61">שחקן</text:span><text:span text:style-name="T46">, את המנה (</text:span><text:span text:style-name="T76">הזכות</text:span><text:span text:style-name="T46">) </text:span><text:span text:style-name="T77">\</text:span><text:span text:style-name="T46"> </text:span><text:span text:style-name="T56">f(s), כאשר </text:span><text:span text:style-name="T91">s</text:span><text:span text:style-name="T56"> הוא מספר </text:span><text:span text:style-name="T59">ה</text:span><text:span text:style-name="T60">חפצים</text:span><text:span text:style-name="T59"> הנוכחי של </text:span><text:span text:style-name="T61">השחקן</text:span><text:span text:style-name="T59">;</text:span></text:p>
            </text:list-item>
            <text:list-item>
              <text:p text:style-name="P44"><text:span text:style-name="T129">השחקן</text:span>, שעבור<text:span text:style-name="T130">ו</text:span> המנה הזאת גדולה ביותר, <text:span text:style-name="T5">לוקח מבין החפצים שנשארו את החפץ שהוא הכי רוצה</text:span><text:span text:style-name="T130">.</text:span></text:p>
            </text:list-item>
          </text:list>
        </text:list-item>
      </text:list>
      <text:p text:style-name="P4">האלגוריתם הזה מכליל את שני האלגוריתמים הקודמים שלמדנו:</text:p>
      <text:list xml:id="list3817412680" text:style-name="L3">
        <text:list-item>
          <text:p text:style-name="P45"><text:span text:style-name="T78">כאשר הזכויות שוות והחפצים שונים, מקבלים את אלגוריתם </text:span><text:span text:style-name="T79">הסֶבֶב</text:span><text:span text:style-name="T78"> – </text:span><text:span text:style-name="T80">כי המנה תמיד תהיה גדולה יותר עבור שחקן שבחר פחות פעמים;</text:span></text:p>
        </text:list-item>
        <text:list-item>
          <text:p text:style-name="P45"><text:span text:style-name="T78">כאשר הזכויות שונות והחפצים זהים, מקבלים את אלגוריתם שיטת-המחלק עם פונקציה f.</text:span></text:p>
        </text:list-item>
      </text:list>
      <text:p text:style-name="P32"><text:span text:style-name="T26">משפט</text:span><text:span text:style-name="T23">.</text:span></text:p>
      <text:list xml:id="list2579551651" text:style-name="L4">
        <text:list-item>
          <text:p text:style-name="P48"><text:span text:style-name="T23">שיטת אדאמ</text:span><text:span text:style-name="T27">ס נותנת חלוקה שהיא ללא-קנאה-ממושקלת לאחר </text:span><text:span text:style-name="T28">הסרת </text:span><text:span text:style-name="T27">חפץ אחד (לכל שני שחקנים קיים חפץ, שאם מסירים אותו מהסל של שחקן אחד, אז מתקיים תנאי WEF עבור השחקן השני).</text:span></text:p>
        </text:list-item>
        <text:list-item>
          <text:p text:style-name="P54"><text:span text:style-name="T71">שיטת ג’פרסון נותנת חלוקה שהיא ללא-קנאה-ממושקלת לאחר </text:span><text:span text:style-name="T113">שיכפול </text:span><text:span text:style-name="T71">חפץ אחד <text:s/>(לכל שני שחקנים קיים חפץ, שאם משכפלים אותו אל הסל של שחקן אחד, אז מתקיים תנאי WEF עבור שחקן זה).</text:span></text:p>
        </text:list-item>
        <text:list-item>
          <text:p text:style-name="P54"><text:span text:style-name="T71">שיטת וובסטר נותנת חלוקה שהיא ללא-קנאה-ממושקלת לאחר </text:span><text:span text:style-name="T114">שיתוף </text:span><text:span text:style-name="T71">חפץ אחד (לכל שני שחקנים קיים חפץ, שאם </text:span><text:span text:style-name="T72">משתפים אותו בין שני השחקנים, כ</text:span><text:span text:style-name="T74">ך</text:span><text:span text:style-name="T72"> שכל אחד מהם מקבל ½ מערכו, אז מתקיים תנאי WEF</text:span><text:span text:style-name="T71">).</text:span></text:p>
        </text:list-item>
      </text:list>
      <text:p text:style-name="P34"><text:span text:style-name="T82">כאמור, </text:span><text:span text:style-name="T46">כשהזכויות שוות, כל ההכללות זהות ושקולות ל EF1. </text:span></text:p>
      <text:p text:style-name="P21"><text:soft-page-break/><text:span text:style-name="T119">הוכח</text:span><text:span text:style-name="T120">ת המשפט</text:span><text:span text:style-name="T87">. </text:span><text:span text:style-name="T88">נוכיח את כל שלוש הטענות יחד בכך שנתייחס לשיטת-מחלק כללית, עם פונקציית-מחלק<text:line-break/> f(s)=s+</text:span><text:span text:style-name="T89">y</text:span><text:span text:style-name="T88">.</text:span><text:span text:style-name="T87"> נתמקד בשני שחקנים כלשהם i, j, ונוכיח שהתנאי מתקיים עבור שחקן i ביחס לשחקן j, אחרי כל חפץ ששחקן j בוחר. </text:span><text:span text:style-name="T92">נניח ששחקן j בחר בסך-הכל J חפצים. </text:span><text:span text:style-name="T90">נחלק את סדרת הבחירות ל-</text:span><text:span text:style-name="T92">J </text:span><text:span text:style-name="T90">שלבים, כאשר כל שלב L כולל את כל הבחירות של שחקן i עד וכולל הבחירה ה-L של שחקן j. נשתמש בסימונים הבאים:</text:span></text:p>
      <text:list xml:id="list2866429096" text:style-name="L5">
        <text:list-item>
          <text:p text:style-name="P55"><text:span text:style-name="T86">T</text:span><text:span text:style-name="T136">L –</text:span><text:span text:style-name="T163"> מספר הפעמים ששחקן i </text:span><text:span text:style-name="T164">בחר בשלב L (בין הבחירה ה L-1 לבין הבחירה ה-L של שחקן j). מספר זה יכול להיות אפס או גדול יותר.</text:span></text:p>
        </text:list-item>
        <text:list-item>
          <text:p text:style-name="P61"><text:span text:style-name="T162">a</text:span><text:span text:style-name="T134">L</text:span><text:span text:style-name="T162"> = סכום הערכים שמייחס שחקן i לכל </text:span><text:span text:style-name="T164">T</text:span><text:span text:style-name="T136">L</text:span><text:span text:style-name="T162"> החפצים ש</text:span><text:span text:style-name="T166">הוא </text:span><text:span text:style-name="T162">בחר בשלב L (אפס או יותר).</text:span></text:p>
        </text:list-item>
        <text:list-item>
          <text:p text:style-name="P61"><text:span text:style-name="T162">b</text:span><text:span text:style-name="T134">L</text:span><text:span text:style-name="T162"> = </text:span><text:span text:style-name="T165">הערך שמייחס </text:span><text:span text:style-name="T162">שחקן i </text:span><text:span text:style-name="T165">לחפץ שבחר שחקן j בסוף שלב L.</text:span></text:p>
        </text:list-item>
      </text:list>
      <text:p text:style-name="P20"><text:span text:style-name="T169">בכל שלב L, שחקן i בוחר את T</text:span><text:span text:style-name="T138">L</text:span><text:span text:style-name="T169"> החפצים הטובים ביותר עבורו מאלה שנשארו. בפרט, הם טובים לפחות כמו החפצים ששחקן j עדיין לא בחר:</text:span></text:p>
      <text:p text:style-name="P7"><text:span text:style-name="T171">a</text:span><text:span text:style-name="T139">L</text:span><text:span text:style-name="T169"> ≥</text:span><text:span text:style-name="T170"> </text:span><text:span text:style-name="T168">T</text:span><text:span text:style-name="T138">L </text:span><text:span text:style-name="T170">* max</text:span><text:span text:style-name="T140">[r=L..</text:span><text:span text:style-name="T142">J</text:span><text:span text:style-name="T140">]</text:span><text:span text:style-name="T170">b</text:span><text:span text:style-name="T140">r</text:span></text:p>
      <text:p text:style-name="P20"><text:span text:style-name="T167">ב</text:span><text:span text:style-name="T168">כל שלב s, </text:span><text:span text:style-name="T167">האלגוריתם שלנו </text:span><text:span text:style-name="T168">נותן </text:span><text:span text:style-name="T167">לשחקן j לבחור חפץ, כאשר לשחקן j </text:span><text:span text:style-name="T168">יש s-1 חפצים, ולשחקן i יש: T</text:span><text:span text:style-name="T137">1</text:span><text:span text:style-name="T168">+...+T</text:span><text:span text:style-name="T137">s</text:span><text:span text:style-name="T168"> חפצים. לפי הגדרת שיטת-המחלק, משמעות הדבר היא ש:</text:span></text:p>
      <text:p text:style-name="P10"><text:span text:style-name="T168">w</text:span><text:span text:style-name="T137">j</text:span><text:span text:style-name="T168">/(</text:span><text:span text:style-name="T173">s+</text:span><text:span text:style-name="T181">y-1</text:span><text:span text:style-name="T168">) </text:span><text:span text:style-name="T228">≥</text:span><text:span text:style-name="T168"> w</text:span><text:span text:style-name="T137">i</text:span><text:span text:style-name="T168">/(y + </text:span><text:span text:style-name="T170">sum</text:span><text:span text:style-name="T138">[L=1..s]</text:span><text:span text:style-name="T168">T</text:span><text:span text:style-name="T138">L</text:span><text:span text:style-name="T168">)</text:span></text:p>
      <text:p text:style-name="P35"><text:span text:style-name="T165">נ</text:span><text:span text:style-name="T162">סמן את יחס הזכויות ב- R := w</text:span><text:span text:style-name="T134">i</text:span><text:span text:style-name="T162">/w</text:span><text:span text:style-name="T134">j</text:span><text:span text:style-name="T162">. הביטוי למעלה שקול ל:</text:span></text:p>
      <text:p text:style-name="P16"><text:span text:style-name="T168">y + </text:span><text:span text:style-name="T170">sum</text:span><text:span text:style-name="T138">[L=1..s]</text:span><text:span text:style-name="T168">T</text:span><text:span text:style-name="T138">L</text:span><text:span text:style-name="T168"> ≥</text:span><text:span text:style-name="T162"> R*(</text:span><text:span text:style-name="T173">s+</text:span><text:span text:style-name="T162">y-1) <text:s text:c="34"/></text:span><text:span text:style-name="T188">(1)</text:span></text:p>
      <text:p text:style-name="P24"><text:span text:style-name="T174">א</text:span><text:span text:style-name="T187">י-שיוויון </text:span><text:span text:style-name="T188">(1) </text:span><text:span text:style-name="T187">מתייחס רק ל</text:span><text:span text:style-name="T225">מספר החפצים </text:span><text:span text:style-name="T227">שיש בידי כל שחקן. אנחנו צריכים להוכיח אי-שיוויון דומה עבור </text:span><text:span text:style-name="T225">ערכי החפצים </text:span><text:span text:style-name="T227">שבידי כל שחקן (הערכים בעיני שחקן i):</text:span></text:p>
      <text:p text:style-name="P11"><text:span text:style-name="T172">y * </text:span><text:span text:style-name="T170">max</text:span><text:span text:style-name="T140">[r=</text:span><text:span text:style-name="T141">1</text:span><text:span text:style-name="T140">..</text:span><text:span text:style-name="T149">s</text:span><text:span text:style-name="T140">]</text:span><text:span text:style-name="T170">b</text:span><text:span text:style-name="T140">r </text:span><text:span text:style-name="T172">+ </text:span><text:span text:style-name="T170">sum</text:span><text:span text:style-name="T138">[L=1..s]</text:span><text:span text:style-name="T172">a</text:span><text:span text:style-name="T138">L <text:s/></text:span><text:span text:style-name="T169">≥ </text:span><text:span text:style-name="T175">R*</text:span><text:span text:style-name="T177">(</text:span><text:span text:style-name="T170">sum</text:span><text:span text:style-name="T138">[L=1..s]</text:span><text:span text:style-name="T176">b</text:span><text:span text:style-name="T138">L <text:s/></text:span><text:span text:style-name="T169">-</text:span><text:span text:style-name="T176"> (</text:span><text:span text:style-name="T183">1-y</text:span><text:span text:style-name="T176">)*b</text:span><text:span text:style-name="T145">1</text:span><text:span text:style-name="T175">)</text:span><text:span text:style-name="T180">. <text:s text:c="6"/></text:span><text:span text:style-name="T188">(2)</text:span></text:p>
      <text:p text:style-name="P37"><text:span text:style-name="T174">מ</text:span><text:span text:style-name="T162">תברר, שכדי להוכיח את אי-שיוויון (2), צריך להוכיח טענה חזקה יותר:</text:span></text:p>
      <text:p text:style-name="P8"><text:span text:style-name="T172">y * </text:span><text:span text:style-name="T170">max</text:span><text:span text:style-name="T140">[r=</text:span><text:span text:style-name="T141">1</text:span><text:span text:style-name="T140">..</text:span><text:span text:style-name="T143">J</text:span><text:span text:style-name="T140">]</text:span><text:span text:style-name="T170">b</text:span><text:span text:style-name="T140">r </text:span><text:span text:style-name="T172">+ </text:span><text:span text:style-name="T170">sum</text:span><text:span text:style-name="T138">[L=1..s]</text:span><text:span text:style-name="T172">a</text:span><text:span text:style-name="T138">L <text:s/></text:span><text:span text:style-name="T169">≥ </text:span><text:span text:style-name="T175">R*</text:span><text:span text:style-name="T177">(</text:span><text:span text:style-name="T170">sum</text:span><text:span text:style-name="T138">[L=1..s]</text:span><text:span text:style-name="T176">b</text:span><text:span text:style-name="T138">L <text:s/></text:span><text:span text:style-name="T169">-</text:span><text:span text:style-name="T176"> (</text:span><text:span text:style-name="T185">1-</text:span><text:span text:style-name="T176">y)*b</text:span><text:span text:style-name="T145">1</text:span><text:span text:style-name="T175">) + <text:s text:c="5"/><text:line-break/> <text:s text:c="27"/>(</text:span><text:span text:style-name="T177">y+</text:span><text:span text:style-name="T170">sum</text:span><text:span text:style-name="T138">[L=1..s]</text:span><text:span text:style-name="T177">T</text:span><text:span text:style-name="T138">L</text:span><text:span text:style-name="T169">-</text:span><text:span text:style-name="T177">R*(</text:span><text:span text:style-name="T179">s+</text:span><text:span text:style-name="T177">y-1)</text:span><text:span text:style-name="T175">)*</text:span><text:span text:style-name="T170">max</text:span><text:span text:style-name="T140">[r=</text:span><text:span text:style-name="T144">s</text:span><text:span text:style-name="T140">..</text:span><text:span text:style-name="T143">J</text:span><text:span text:style-name="T140">]</text:span><text:span text:style-name="T170">b</text:span><text:span text:style-name="T140">r</text:span><text:span text:style-name="T170">. </text:span><text:span text:style-name="T188">(3)</text:span></text:p>
      <text:p text:style-name="P62">טענה (3) חזקה יותר מטענה (2), כי הביטוי בשורה התחתונה הוא תמיד חיובי, בגלל אי-שיוויון (1).</text:p>
      <text:p text:style-name="P25"><text:span text:style-name="T189">הוכחת טענה </text:span><text:span text:style-name="T190">(3) </text:span><text:span text:style-name="T189">היא באינדוקציה על s, היא כוללת הרבה פיתוחים טכניים, ונשמיט אותה מכאן.</text:span><text:span text:style-name="T180"> </text:span><text:span text:style-name="T188">מטע</text:span><text:span text:style-name="T191">נה (3) נובעת טענה (2), ואם נציב בה </text:span><text:span text:style-name="T178">s=J ונקבל:</text:span></text:p>
      <text:p text:style-name="P9"><text:span text:style-name="T172">y * </text:span><text:span text:style-name="T170">max</text:span><text:span text:style-name="T140">[r=</text:span><text:span text:style-name="T141">1</text:span><text:span text:style-name="T140">..</text:span><text:span text:style-name="T143">J</text:span><text:span text:style-name="T140">]</text:span><text:span text:style-name="T170">b</text:span><text:span text:style-name="T140">r </text:span><text:span text:style-name="T172">+ </text:span><text:span text:style-name="T170">sum</text:span><text:span text:style-name="T138">[L=1..</text:span><text:span text:style-name="T146">J</text:span><text:span text:style-name="T138">]</text:span><text:span text:style-name="T172">a</text:span><text:span text:style-name="T138">L <text:s/></text:span><text:span text:style-name="T169">≥ </text:span><text:span text:style-name="T175">R*</text:span><text:span text:style-name="T177">(</text:span><text:span text:style-name="T170">sum</text:span><text:span text:style-name="T138">[L=1..</text:span><text:span text:style-name="T146">J</text:span><text:span text:style-name="T138">]</text:span><text:span text:style-name="T176">b</text:span><text:span text:style-name="T138">L <text:s/></text:span><text:span text:style-name="T169">-</text:span><text:span text:style-name="T176"> (</text:span><text:span text:style-name="T183">1-y</text:span><text:span text:style-name="T176">)*b</text:span><text:span text:style-name="T145">1</text:span><text:span text:style-name="T175">)</text:span><text:span text:style-name="T170">. <text:s text:c="7"/></text:span><text:span text:style-name="T192">(4)</text:span></text:p>
      <text:p text:style-name="P26"><text:span text:style-name="T184">הביטוי "</text:span><text:span text:style-name="T170">sum</text:span><text:span text:style-name="T138">[L=1..</text:span><text:span text:style-name="T146">J</text:span><text:span text:style-name="T138">]</text:span><text:span text:style-name="T172">a</text:span><text:span text:style-name="T138">L</text:span><text:span text:style-name="T169">" </text:span><text:span text:style-name="T184">הוא הערך הכולל שמייחס שחקן i לסל שקיבל. הביטוי "</text:span><text:span text:style-name="T170">sum</text:span><text:span text:style-name="T138">[L=1..</text:span><text:span text:style-name="T146">J</text:span><text:span text:style-name="T138">]</text:span><text:span text:style-name="T176">b</text:span><text:span text:style-name="T138">L</text:span><text:span text:style-name="T184">” הוא הערך הכולל שמייחס שחקן i לסל של שחקן j. </text:span><text:span text:style-name="T183">הביטוי "</text:span><text:span text:style-name="T170">max</text:span><text:span text:style-name="T140">[r=</text:span><text:span text:style-name="T141">1</text:span><text:span text:style-name="T140">..</text:span><text:span text:style-name="T143">J</text:span><text:span text:style-name="T140">]</text:span><text:span text:style-name="T170">b</text:span><text:span text:style-name="T140">r</text:span><text:span text:style-name="T183">” הוא הערך הגבוה ביותר שמייחס שחקן i לחפץ כלשהו בסל של שחקן j; נסמן ערך זה ב V</text:span><text:span text:style-name="T148">i</text:span><text:span text:style-name="T183">(g</text:span><text:span text:style-name="T148">j</text:span><text:span text:style-name="T183">). שימו לב שערך זה גדול לפחות כמו </text:span><text:span text:style-name="T176">b</text:span><text:span text:style-name="T145">1</text:span><text:span text:style-name="T176">, </text:span><text:span text:style-name="T183">שהוא ערכו של אחד החפצים בסל של שחקן j. </text:span><text:span text:style-name="T182">לכן הביטוי </text:span><text:span text:style-name="T192">(4)</text:span><text:span text:style-name="T182"> שקול ל:</text:span></text:p>
      <text:p text:style-name="P12"><text:span text:style-name="T182">[</text:span><text:span text:style-name="T172">y * </text:span><text:span text:style-name="T183">V</text:span><text:span text:style-name="T148">i</text:span><text:span text:style-name="T183">(g</text:span><text:span text:style-name="T148">j</text:span><text:span text:style-name="T183">)</text:span><text:span text:style-name="T140"> </text:span><text:span text:style-name="T172">+ </text:span><text:span text:style-name="T182">V</text:span><text:span text:style-name="T147">i</text:span><text:span text:style-name="T182">(X</text:span><text:span text:style-name="T147">i</text:span><text:span text:style-name="T182">)] / w</text:span><text:span text:style-name="T147">i</text:span><text:span text:style-name="T138"> <text:s text:c="2"/></text:span><text:span text:style-name="T169">≥ <text:s/></text:span><text:span text:style-name="T182">[V</text:span><text:span text:style-name="T147">i</text:span><text:span text:style-name="T182">(X</text:span><text:span text:style-name="T147">j</text:span><text:span text:style-name="T182">)</text:span><text:span text:style-name="T138"> </text:span><text:span text:style-name="T169">-</text:span><text:span text:style-name="T176"> (</text:span><text:span text:style-name="T183">1-y</text:span><text:span text:style-name="T176">)*</text:span><text:span text:style-name="T183">V</text:span><text:span text:style-name="T148">i</text:span><text:span text:style-name="T183">(g</text:span><text:span text:style-name="T148">j</text:span><text:span text:style-name="T183">)</text:span><text:span text:style-name="T182">] / w</text:span><text:span text:style-name="T148">j</text:span><text:span text:style-name="T170">. <text:s text:c="5"/></text:span><text:span text:style-name="T192">(</text:span><text:span text:style-name="T193">5</text:span><text:span text:style-name="T192">)</text:span></text:p>
      <text:p text:style-name="P36"><text:span text:style-name="T230">הביטוי</text:span> <text:span text:style-name="T235">(</text:span><text:span text:style-name="T236">5</text:span><text:span text:style-name="T235">)</text:span> דומה לתנאי של חלוקה ללא-קנאה-ממושקלת (WEF), פרט לעובדה שאנחנו <text:span text:style-name="T233">מורידים </text:span><text:span text:style-name="T231">מהסל של שחקן j, חלק כלשהו (1 פחות y) של חפץ g</text:span><text:span text:style-name="T160">j</text:span>, <text:span text:style-name="T231">ובמקביל, מוסיפים לסל של שחקן i, חלק כלשהו </text:span><text:span text:style-name="T237">(</text:span><text:span text:style-name="T231">y</text:span><text:span text:style-name="T237">)</text:span><text:span text:style-name="T231"> של אותו חפץ g</text:span><text:span text:style-name="T160">j</text:span><text:span text:style-name="T231">. </text:span><text:span text:style-name="T234">עכשיו נציב את ערכי y המתאימים לשלושת השיטות שנזכרו במשפט:</text:span></text:p>
      <text:list xml:id="list3994833447" text:style-name="L6">
        <text:list-item>
          <text:p text:style-name="P63">עבור שיטת אדאמס y=0, ואנחנו מקבלים שהחלוקה היא WEF לאחר <text:span text:style-name="T232">הורדת</text:span> חפץ כלשהו מהסל של שחקן j;</text:p>
        </text:list-item>
        <text:list-item>
          <text:p text:style-name="P56"><text:soft-page-break/><text:span text:style-name="T186">עבור שיטת ג’פרסון y=1, ואנחנו מקבלים שהחלוקה היא WEF לאחר </text:span><text:span text:style-name="T226">שכפול</text:span><text:span text:style-name="T186"> חפץ כלשהו לסל של שחקן i;</text:span></text:p>
        </text:list-item>
        <text:list-item>
          <text:p text:style-name="P65"><text:span text:style-name="T186">ע</text:span><text:span text:style-name="T162">בור שיטת וובסטר y=1/2, ואנחנו מקבלים שהחלוקה היא WEF לאחר </text:span><text:span text:style-name="T224">שיתוף</text:span><text:span text:style-name="T162"> חפץ כלשהו בין שחקן i לשחקן j.</text:span></text:p>
        </text:list-item>
      </text:list>
      <text:p text:style-name="P64">***</text:p>
      <text:p text:style-name="P49"/>
      <text:p text:style-name="P53"><text:span text:style-name="T238">הערה: ישנן </text:span><text:span text:style-name="T239">מדינות (כגון בצפון אירלנד, דנמרק, וכן בפרלמנט של האיחוד האירופי) </text:span><text:span text:style-name="T238">שבהן </text:span><text:span text:style-name="T239">משתמשים בשיט</text:span><text:span text:style-name="T238">ת-סבב דומה לזו שראינו למעלה, לצורך חלוקת תיקים בממשלה.</text:span><text:span text:style-name="T239">.</text:span></text:p>
      <text:p text:style-name="P22"><text:span text:style-name="T81">ראינו שלוש שיטות שונות, כל אחת מהן מבטיחה הכללה אחרת של התנאי EF1. למעשה, מהוכחת המשפט למעלה נובע שיש אינסוף הכללות – עבור כל ערך של y מקבלים הכללה אחרת. </text:span><text:span text:style-name="T75">האם אפשר להבטיח </text:span><text:span text:style-name="T81">בו-זמנית </text:span><text:span text:style-name="T75">שתי הכללות </text:span><text:span text:style-name="T81">כאלו (עבור ערכים שונים של y)</text:span><text:span text:style-name="T75">? התשובה היא לא.</text:span></text:p>
      <text:p text:style-name="P19"><text:span text:style-name="T118">משפט</text:span><text:span text:style-name="T75">. קיימים מצבים שבהם אף חלוקה לא מקיימת </text:span><text:span text:style-name="T83">בו-זמנית </text:span><text:span text:style-name="T75">שתי הכללות </text:span><text:span text:style-name="T85">של WEF </text:span><text:span text:style-name="T75">מאלו שנזכרו במשפט הקודם.</text:span></text:p>
      <text:p text:style-name="P31"><text:span text:style-name="T118">ה</text:span><text:span text:style-name="T121">וכחה</text:span><text:span text:style-name="T93">. המשפט מתקיים אפילו במקרה הפשוט ביותר שבו </text:span><text:span text:style-name="T95">יש m</text:span><text:span text:style-name="T93"> חפצים זהים </text:span><text:span text:style-name="T100">ושני שחקנים. נניח שלשחקן 1 יש זכות 1 </text:span><text:span text:style-name="T93">ולשחקן </text:span><text:span text:style-name="T100">2</text:span><text:span text:style-name="T93"> יש זכות </text:span><text:span text:style-name="T96">N. </text:span><text:span text:style-name="T93">נ</text:span><text:span text:style-name="T94">ניח שאנחנו רוצים לקיים בו-זמנית שתי הכללות של “הסרת 1 פחות y והוספת y”: אחת עם </text:span><text:span text:style-name="T101">פרמטר</text:span><text:span text:style-name="T94"> y</text:span><text:span text:style-name="T150">1</text:span><text:span text:style-name="T94"> ואחת עם </text:span><text:span text:style-name="T101">פרמטר</text:span><text:span text:style-name="T94"> y</text:span><text:span text:style-name="T150">2</text:span><text:span text:style-name="T194">, </text:span><text:span text:style-name="T195">ונניח בלי הגבלת הכלליות ש- y</text:span><text:span text:style-name="T151">1</text:span><text:span text:style-name="T195">&lt;y</text:span><text:span text:style-name="T151">2</text:span><text:span text:style-name="T195">.</text:span><text:span text:style-name="T208"> </text:span><text:span text:style-name="T97">נבחר את N כך </text:span><text:span text:style-name="T101">שיתקיימו </text:span><text:span text:style-name="T97">שני אי-השיוויונים הבאים:</text:span></text:p>
      <text:p text:style-name="P18"><text:span text:style-name="T207">1 + (m-</text:span><text:span text:style-name="T216">1</text:span><text:span text:style-name="T207">)/</text:span><text:span text:style-name="T197">y</text:span><text:span text:style-name="T154">2 <text:s text:c="2"/></text:span><text:span text:style-name="T204">&lt; <text:s/></text:span><text:span text:style-name="T198">N <text:s/>&lt; <text:s/></text:span><text:span text:style-name="T205"><text:s/>1 + </text:span><text:span text:style-name="T206">(m-1)/y</text:span><text:span text:style-name="T155">1</text:span></text:p>
      <text:p text:style-name="P30"><text:span text:style-name="T93">כ</text:span><text:span text:style-name="T99">יוון ש- </text:span><text:span text:style-name="T195">y</text:span><text:span text:style-name="T151">1</text:span><text:span text:style-name="T195">&lt;y</text:span><text:span text:style-name="T151">2</text:span><text:span text:style-name="T195">, </text:span><text:span text:style-name="T217">עבור m מספיק גדול, התחום כולל לפחות מספר שלם אחד, </text:span><text:span text:style-name="T212">וניתן לבחור N </text:span><text:span text:style-name="T218">שלם כלשהו </text:span><text:span text:style-name="T212">הנמצא בתוך התחום.</text:span></text:p>
      <text:p text:style-name="P27"><text:span text:style-name="T93">ל</text:span><text:span text:style-name="T98">פי </text:span><text:span text:style-name="T40">הכללת </text:span><text:span text:style-name="T196">תנאי WEF ע</text:span><text:span text:style-name="T209">ם פרמטר </text:span><text:span text:style-name="T195">y</text:span><text:span text:style-name="T151">1 </text:span><text:span text:style-name="T195">,</text:span><text:span text:style-name="T151"> </text:span><text:span text:style-name="T219">שחקן 1</text:span><text:span text:style-name="T197"> חייב לקבל חפץ אחד - </text:span><text:span text:style-name="T200">כי אם יקבל אפס חפצים, תנאי </text:span><text:span text:style-name="T210">WEF לא יתקיים גם אם נוסיף לו </text:span><text:span text:style-name="T195">y</text:span><text:span text:style-name="T151">1 <text:s/></text:span><text:span text:style-name="T210">ונוריד 1 פחות </text:span><text:span text:style-name="T195">y</text:span><text:span text:style-name="T151">1 <text:s/></text:span><text:span text:style-name="T219">משחקן 2:</text:span></text:p>
      <text:p text:style-name="P17"><text:span text:style-name="T198">N &lt; </text:span><text:span text:style-name="T205">1 + </text:span><text:span text:style-name="T197">(m-1)/y</text:span><text:span text:style-name="T152">1 </text:span></text:p>
      <text:p text:style-name="P17"><text:span text:style-name="T198">N &lt; </text:span><text:span text:style-name="T197">(m-1+y</text:span><text:span text:style-name="T152">1</text:span><text:span text:style-name="T197">)/y</text:span><text:span text:style-name="T152">1</text:span></text:p>
      <text:p text:style-name="P13"><text:span text:style-name="T197">(0+y</text:span><text:span text:style-name="T152">1</text:span><text:span text:style-name="T197">)/</text:span><text:span text:style-name="T199">1</text:span><text:span text:style-name="T197"> &lt; (m-(1-y</text:span><text:span text:style-name="T152">1</text:span><text:span text:style-name="T197">))/</text:span><text:span text:style-name="T199">N</text:span></text:p>
      <text:p text:style-name="P28"><text:span text:style-name="T201">לכן שחקן </text:span><text:span text:style-name="T220">2</text:span><text:span text:style-name="T201"> מקבל לכל היותר m-1 חפצים. אבל </text:span><text:span text:style-name="T211">אז </text:span><text:span text:style-name="T196">תנאי WEF ע</text:span><text:span text:style-name="T209">ם פרמטר </text:span><text:span text:style-name="T195">y</text:span><text:span text:style-name="T156">2</text:span><text:span text:style-name="T151"> </text:span><text:span text:style-name="T195"><text:s/></text:span><text:span text:style-name="T211">לא מתקיים עבורו – הוא "מקנא" </text:span><text:span text:style-name="T214">(קנאה </text:span><text:span text:style-name="T215">משוקללת</text:span><text:span text:style-name="T214">)</text:span><text:span text:style-name="T211"> בשחקן </text:span><text:span text:style-name="T221">1</text:span><text:span text:style-name="T211"> גם אם </text:span><text:span text:style-name="T210">נוסיף לו </text:span><text:span text:style-name="T195">y</text:span><text:span text:style-name="T156">2</text:span><text:span text:style-name="T151"> <text:s/></text:span><text:span text:style-name="T210">ונוריד 1 פחות </text:span><text:span text:style-name="T195">y</text:span><text:span text:style-name="T156">2</text:span><text:span text:style-name="T151"> <text:s/></text:span><text:span text:style-name="T222">משחקן 2</text:span><text:span text:style-name="T211">: </text:span></text:p>
      <text:p text:style-name="P14"><text:span text:style-name="T207">1 + (m-</text:span><text:span text:style-name="T222">1</text:span><text:span text:style-name="T207">)/</text:span><text:span text:style-name="T197">y</text:span><text:span text:style-name="T154">2 <text:s/></text:span><text:span text:style-name="T204">&lt; </text:span><text:span text:style-name="T223">N</text:span></text:p>
      <text:p text:style-name="P14"><text:span text:style-name="T197">(</text:span><text:span text:style-name="T202">m-</text:span><text:span text:style-name="T222">1</text:span><text:span text:style-name="T197">+y</text:span><text:span text:style-name="T153">2</text:span><text:span text:style-name="T197">)/y</text:span><text:span text:style-name="T154">2 <text:s text:c="3"/></text:span><text:span text:style-name="T204">&lt; </text:span><text:span text:style-name="T223">N</text:span><text:span text:style-name="T204"> </text:span></text:p>
      <text:p text:style-name="P15"><text:span text:style-name="T197">(</text:span><text:span text:style-name="T202">m-</text:span><text:span text:style-name="T222">1</text:span><text:span text:style-name="T197">+y</text:span><text:span text:style-name="T153">2</text:span><text:span text:style-name="T197">)/</text:span><text:span text:style-name="T203">N</text:span><text:span text:style-name="T197"> &lt; y</text:span><text:span text:style-name="T154">2 </text:span><text:span text:style-name="T213">=</text:span><text:span text:style-name="T197">(</text:span><text:span text:style-name="T203">1</text:span><text:span text:style-name="T197">-(1-y</text:span><text:span text:style-name="T154">2</text:span><text:span text:style-name="T197">))/</text:span><text:span text:style-name="T204">1</text:span></text:p>
      <text:p text:style-name="P29"><text:span text:style-name="T41">מכאן, שאי אפשר לקיים את שני התנאים יחד עבור </text:span><text:span text:style-name="T42">שני</text:span><text:span text:style-name="T41"> השחקנים. <text:s/>***</text:span></text:p>
      <text:p text:style-name="P50"/>
      <text:p text:style-name="P23"><text:span text:style-name="T84">המשפט האחרון </text:span><text:span text:style-name="T82">מעורר את השאלה: באיזו הכללה לבחור? </text:span><text:span text:style-name="T75">כמו בבעיית חלוקת המושבים, שיטת אדאמס </text:span><text:span text:style-name="T82">(וכן התנאי של "WEF עד כדי הסרת חפץ") </text:span><text:span text:style-name="T75">טובה יותר לשחקנים עם זכויות קטנות, שיטת ג’פרסון </text:span><text:span text:style-name="T82">(וכן התנאי של "WEF עד כדי שיכפול חפץ") </text:span><text:span text:style-name="T75">טובה יותר לשחקנים עם זכויות גדולות, ושיטת וובסטר </text:span><text:span text:style-name="T82">(וכן התנאי של "WEF עד כדי שיתוף חפץ") </text:span><text:span text:style-name="T75">מאוזנת. כשמחלקים חפצים בין אנשים, נראה ששיטת וובסטר עדיפה, אולם כשמחלקים תיקים בין מפלגות בקואליציה, בדרך-כלל רוצים לתת עדיפות למפלגות קטנות כדי שיקבלו ייצוג, ולכן נראה ששיטת אדאמס עדיפה. </text:span></text:p>
      <text:p text:style-name="P51"><text:soft-page-break/>עם זאת, העובדה שיש כל-כך הרבה שיטות מראה, שאולי כל גישת ה"הגינות המקורבת" לא מתאימה למצבים שבהם יש חשיבות רבה לכל חפץ (כמו בבחירת תיקים בממשלה), ודרושה גישה אחרת. בשיעור הבא נראה גישה אחרת, שמטרתה להשיג הגינות מדוייקת.</text:p>
      <text:p text:style-name="P52"/>
      <text:p text:style-name="P53"><text:span text:style-name="T239"><text:s/></text:span></text:p>
      <text:p text:style-name="P39">מקורות</text:p>
      <text:list xml:id="list3697084361" text:style-name="L7">
        <text:list-item>
          <text:p text:style-name="P67"><text:span text:style-name="Citation"><text:span text:style-name="T29">Chakraborty, </text:span></text:span><text:span text:style-name="Citation"><text:span text:style-name="T115">Igarashi</text:span></text:span><text:span text:style-name="Citation"><text:span text:style-name="T29">, Suksompong, Zick </text:span></text:span><text:span text:style-name="Citation"><text:span text:style-name="T30">(2021)</text:span></text:span><text:span text:style-name="Citation"><text:span text:style-name="T29">. “Weighted Envy-Freeness in Indivisible Item Allocation”.</text:span></text:span></text:p>
        </text:list-item>
        <text:list-item>
          <text:p text:style-name="P68"><text:span text:style-name="Citation"><text:span text:style-name="T29">Chakraborty, Schmidt-Kraeplin, Suksompong </text:span></text:span><text:span text:style-name="Citation"><text:span text:style-name="T31">(2021)</text:span></text:span><text:span text:style-name="Citation"><text:span text:style-name="T29">. “Picking Sequences and Monotonicity in Weighted Fair Division”.</text:span></text:span></text:p>
          <text:p text:style-name="P72"/>
        </text:list-item>
      </text:list>
      <text:p text:style-name="P5">סיכם: אראל סגל-הלוי.</text:p>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3" svg:font-family="'Nachlieli CLM'"/>
    <style:font-face style:name="Nachlieli CLM" svg:font-family="'Nachlieli CLM'" style:font-adornments="Regular"/>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2"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3"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3"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3"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1-09T15:23:22.978000000</dc:date>
    <meta:editing-duration>P15DT6H8M37S</meta:editing-duration>
    <meta:editing-cycles>1905</meta:editing-cycles>
    <meta:document-statistic meta:table-count="0" meta:image-count="0" meta:object-count="0" meta:page-count="5" meta:paragraph-count="83" meta:word-count="1839" meta:character-count="9936" meta:non-whitespace-character-count="8061"/>
  </office:meta>
</office:document-meta>
</file>